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add1" officeooo:paragraph-rsid="0016add1"/>
    </style:style>
    <style:style style:name="P2" style:family="paragraph" style:parent-style-name="Standard">
      <style:text-properties officeooo:rsid="0016add1" officeooo:paragraph-rsid="00193d48"/>
    </style:style>
    <style:style style:name="P3" style:family="paragraph" style:parent-style-name="Standard">
      <style:text-properties officeooo:rsid="0016add1" officeooo:paragraph-rsid="0072b7b1"/>
    </style:style>
    <style:style style:name="P4" style:family="paragraph" style:parent-style-name="Standard">
      <style:text-properties officeooo:rsid="0018112a" officeooo:paragraph-rsid="0018112a"/>
    </style:style>
    <style:style style:name="P5" style:family="paragraph" style:parent-style-name="Standard">
      <style:text-properties officeooo:rsid="0018112a" officeooo:paragraph-rsid="0072b7b1"/>
    </style:style>
    <style:style style:name="P6" style:family="paragraph" style:parent-style-name="Standard">
      <style:text-properties officeooo:rsid="0018112a" officeooo:paragraph-rsid="0076bfc9"/>
    </style:style>
    <style:style style:name="P7" style:family="paragraph" style:parent-style-name="Standard">
      <style:text-properties officeooo:rsid="0018112a" officeooo:paragraph-rsid="00778834"/>
    </style:style>
    <style:style style:name="P8" style:family="paragraph" style:parent-style-name="Standard">
      <style:text-properties officeooo:rsid="00193d48" officeooo:paragraph-rsid="0072b7b1"/>
    </style:style>
    <style:style style:name="P9" style:family="paragraph" style:parent-style-name="Standard">
      <style:text-properties officeooo:rsid="00193d48" officeooo:paragraph-rsid="0076bfc9"/>
    </style:style>
    <style:style style:name="P10" style:family="paragraph" style:parent-style-name="Standard">
      <style:text-properties officeooo:rsid="0019c2ef" officeooo:paragraph-rsid="0019c2ef"/>
    </style:style>
    <style:style style:name="P11" style:family="paragraph" style:parent-style-name="Standard">
      <style:text-properties officeooo:rsid="001a9118" officeooo:paragraph-rsid="001a9118"/>
    </style:style>
    <style:style style:name="P12" style:family="paragraph" style:parent-style-name="Standard">
      <style:text-properties officeooo:rsid="0022ada6" officeooo:paragraph-rsid="00283a91" fo:background-color="transparent"/>
    </style:style>
    <style:style style:name="P13" style:family="paragraph" style:parent-style-name="Standard">
      <style:text-properties officeooo:rsid="00283a91" officeooo:paragraph-rsid="00283a91" fo:background-color="transparent"/>
    </style:style>
    <style:style style:name="P14" style:family="paragraph" style:parent-style-name="Standard">
      <style:text-properties officeooo:rsid="00283a91" officeooo:paragraph-rsid="002987d1" fo:background-color="transparent"/>
    </style:style>
    <style:style style:name="P15" style:family="paragraph" style:parent-style-name="Standard">
      <style:text-properties officeooo:rsid="002987d1" officeooo:paragraph-rsid="002987d1" fo:background-color="transparent"/>
    </style:style>
    <style:style style:name="P16" style:family="paragraph" style:parent-style-name="Standard">
      <style:text-properties officeooo:rsid="002b4e4f" officeooo:paragraph-rsid="002b4e4f" fo:background-color="transparent"/>
    </style:style>
    <style:style style:name="P17" style:family="paragraph" style:parent-style-name="Standard">
      <style:text-properties officeooo:rsid="002b4e4f" officeooo:paragraph-rsid="005bb936" fo:background-color="transparent"/>
    </style:style>
    <style:style style:name="P18" style:family="paragraph" style:parent-style-name="Standard">
      <style:text-properties officeooo:rsid="00511927" officeooo:paragraph-rsid="002b4e4f" fo:background-color="transparent"/>
    </style:style>
    <style:style style:name="P19" style:family="paragraph" style:parent-style-name="Standard">
      <style:text-properties officeooo:rsid="003508fd" officeooo:paragraph-rsid="003508fd" fo:background-color="transparent"/>
    </style:style>
    <style:style style:name="P20" style:family="paragraph" style:parent-style-name="Standard">
      <style:text-properties officeooo:rsid="00360738" officeooo:paragraph-rsid="00368064" fo:background-color="transparent"/>
    </style:style>
    <style:style style:name="P21" style:family="paragraph" style:parent-style-name="Standard">
      <style:text-properties officeooo:rsid="00360738" officeooo:paragraph-rsid="00371d42" fo:background-color="transparent"/>
    </style:style>
    <style:style style:name="P22" style:family="paragraph" style:parent-style-name="Standard">
      <style:text-properties officeooo:rsid="00371d42" officeooo:paragraph-rsid="00371d42" fo:background-color="transparent"/>
    </style:style>
    <style:style style:name="P23" style:family="paragraph" style:parent-style-name="Standard">
      <style:text-properties officeooo:rsid="0039ae5e" officeooo:paragraph-rsid="0039ae5e" fo:background-color="transparent"/>
    </style:style>
    <style:style style:name="P24" style:family="paragraph" style:parent-style-name="Standard">
      <style:text-properties officeooo:rsid="003ab3ea" officeooo:paragraph-rsid="003ab3ea" fo:background-color="transparent"/>
    </style:style>
    <style:style style:name="P25" style:family="paragraph" style:parent-style-name="Standard">
      <style:text-properties officeooo:rsid="0041e152" officeooo:paragraph-rsid="0041e152" fo:background-color="transparent"/>
    </style:style>
    <style:style style:name="P26" style:family="paragraph" style:parent-style-name="Standard">
      <style:text-properties officeooo:rsid="004becf9" officeooo:paragraph-rsid="004becf9" fo:background-color="transparent"/>
    </style:style>
    <style:style style:name="P27" style:family="paragraph" style:parent-style-name="Standard">
      <style:text-properties officeooo:rsid="004becf9" officeooo:paragraph-rsid="00511bbe" fo:background-color="transparent"/>
    </style:style>
    <style:style style:name="P28" style:family="paragraph" style:parent-style-name="Standard">
      <style:text-properties officeooo:rsid="004becf9" officeooo:paragraph-rsid="00625d23" fo:background-color="transparent"/>
    </style:style>
    <style:style style:name="P29" style:family="paragraph" style:parent-style-name="Standard">
      <style:text-properties officeooo:rsid="004d19c5" officeooo:paragraph-rsid="004d19c5" fo:background-color="transparent"/>
    </style:style>
    <style:style style:name="P30" style:family="paragraph" style:parent-style-name="Standard">
      <style:text-properties officeooo:rsid="004d19c5" officeooo:paragraph-rsid="004e8553" fo:background-color="transparent"/>
    </style:style>
    <style:style style:name="P31" style:family="paragraph" style:parent-style-name="Standard">
      <style:text-properties officeooo:rsid="004fe2bb" officeooo:paragraph-rsid="004fe2bb" fo:background-color="transparent"/>
    </style:style>
    <style:style style:name="P32" style:family="paragraph" style:parent-style-name="Standard">
      <style:text-properties officeooo:rsid="004fe2bb" officeooo:paragraph-rsid="005a55e4" fo:background-color="transparent"/>
    </style:style>
    <style:style style:name="P33" style:family="paragraph" style:parent-style-name="Standard">
      <style:text-properties officeooo:rsid="00511bbe" officeooo:paragraph-rsid="00511bbe" fo:background-color="transparent"/>
    </style:style>
    <style:style style:name="P34" style:family="paragraph" style:parent-style-name="Standard">
      <style:text-properties officeooo:rsid="00511bbe" officeooo:paragraph-rsid="005a55e4" fo:background-color="transparent"/>
    </style:style>
    <style:style style:name="P35" style:family="paragraph" style:parent-style-name="Standard">
      <style:text-properties officeooo:rsid="003c30ec" officeooo:paragraph-rsid="00625d23" fo:background-color="transparent"/>
    </style:style>
    <style:style style:name="P36" style:family="paragraph" style:parent-style-name="Standard">
      <style:text-properties officeooo:rsid="003c30ec" officeooo:paragraph-rsid="00790cbf" fo:background-color="transparent"/>
    </style:style>
    <style:style style:name="P37" style:family="paragraph" style:parent-style-name="Standard">
      <style:text-properties officeooo:rsid="005300d7" officeooo:paragraph-rsid="00511bbe" fo:background-color="transparent"/>
    </style:style>
    <style:style style:name="P38" style:family="paragraph" style:parent-style-name="Standard">
      <style:text-properties officeooo:rsid="005a55e4" officeooo:paragraph-rsid="005a55e4" fo:background-color="transparent"/>
    </style:style>
    <style:style style:name="P39" style:family="paragraph" style:parent-style-name="Standard">
      <style:text-properties officeooo:rsid="006ddf58" officeooo:paragraph-rsid="006ddf58" fo:background-color="transparent"/>
    </style:style>
    <style:style style:name="P40" style:family="paragraph" style:parent-style-name="Standard">
      <style:text-properties officeooo:rsid="007157af" officeooo:paragraph-rsid="007157af" fo:background-color="transparent"/>
    </style:style>
    <style:style style:name="P41" style:family="paragraph" style:parent-style-name="Standard">
      <style:text-properties officeooo:rsid="0077b84c" officeooo:paragraph-rsid="0077b84c" fo:background-color="transparent"/>
    </style:style>
    <style:style style:name="P42" style:family="paragraph" style:parent-style-name="Standard">
      <style:text-properties officeooo:rsid="0031c30c" officeooo:paragraph-rsid="00a29b69" fo:background-color="transparent"/>
    </style:style>
    <style:style style:name="P43" style:family="paragraph" style:parent-style-name="Standard">
      <style:text-properties officeooo:rsid="00a28c2b" officeooo:paragraph-rsid="00a29b69" fo:background-color="transparent"/>
    </style:style>
    <style:style style:name="P44" style:family="paragraph" style:parent-style-name="Standard">
      <style:text-properties officeooo:rsid="00a29b69" officeooo:paragraph-rsid="00a29b69" fo:background-color="transparent"/>
    </style:style>
    <style:style style:name="P45" style:family="paragraph" style:parent-style-name="Standard">
      <style:text-properties officeooo:rsid="002073cd" officeooo:paragraph-rsid="001a9118"/>
    </style:style>
    <style:style style:name="P46" style:family="paragraph" style:parent-style-name="Standard">
      <style:text-properties officeooo:rsid="0022e37f" officeooo:paragraph-rsid="0022e37f"/>
    </style:style>
    <style:style style:name="P47" style:family="paragraph" style:parent-style-name="Standard">
      <style:text-properties officeooo:rsid="0022e37f" officeooo:paragraph-rsid="00283a91"/>
    </style:style>
    <style:style style:name="P48" style:family="paragraph" style:parent-style-name="Standard">
      <style:text-properties officeooo:rsid="0024dad4" officeooo:paragraph-rsid="0024dad4"/>
    </style:style>
    <style:style style:name="P49" style:family="paragraph" style:parent-style-name="Standard">
      <style:text-properties officeooo:rsid="00283a91" officeooo:paragraph-rsid="00283a91"/>
    </style:style>
    <style:style style:name="P50" style:family="paragraph" style:parent-style-name="Standard">
      <style:text-properties officeooo:paragraph-rsid="002987d1"/>
    </style:style>
    <style:style style:name="P51" style:family="paragraph" style:parent-style-name="Standard">
      <style:text-properties officeooo:rsid="0022ada6" officeooo:paragraph-rsid="002987d1"/>
    </style:style>
    <style:style style:name="P52" style:family="paragraph" style:parent-style-name="Standard">
      <style:text-properties officeooo:rsid="00231aa2" officeooo:paragraph-rsid="002b4e4f"/>
    </style:style>
    <style:style style:name="P53" style:family="paragraph" style:parent-style-name="Standard">
      <style:text-properties officeooo:rsid="002cee6f" officeooo:paragraph-rsid="004fe2bb" fo:background-color="#ffff00"/>
    </style:style>
    <style:style style:name="P54" style:family="paragraph" style:parent-style-name="Standard">
      <style:text-properties officeooo:rsid="003ab3ea" officeooo:paragraph-rsid="003ab3ea" fo:background-color="#ffff00"/>
    </style:style>
    <style:style style:name="P55" style:family="paragraph" style:parent-style-name="Standard">
      <style:text-properties officeooo:rsid="005f5c12" officeooo:paragraph-rsid="005f5c12" fo:background-color="#ffff00"/>
    </style:style>
    <style:style style:name="P56" style:family="paragraph" style:parent-style-name="Standard">
      <style:text-properties officeooo:rsid="005bb936" officeooo:paragraph-rsid="005bb936" fo:background-color="#ffff00"/>
    </style:style>
    <style:style style:name="P57" style:family="paragraph" style:parent-style-name="Standard">
      <style:text-properties officeooo:rsid="006ddf58" officeooo:paragraph-rsid="006ddf58" fo:background-color="#ffff00"/>
    </style:style>
    <style:style style:name="P58" style:family="paragraph" style:parent-style-name="Standard">
      <style:text-properties officeooo:rsid="008bbed6" officeooo:paragraph-rsid="008bbed6" fo:background-color="#ffff00"/>
    </style:style>
    <style:style style:name="P59" style:family="paragraph" style:parent-style-name="Standard">
      <style:text-properties officeooo:rsid="00625d23" officeooo:paragraph-rsid="00625d23"/>
    </style:style>
    <style:style style:name="P60" style:family="paragraph" style:parent-style-name="Standard">
      <style:text-properties officeooo:rsid="0058ac1a" officeooo:paragraph-rsid="00648ca8"/>
    </style:style>
    <style:style style:name="P61" style:family="paragraph" style:parent-style-name="Standard">
      <style:text-properties officeooo:rsid="0010ba9a" officeooo:paragraph-rsid="00648ca8"/>
    </style:style>
    <style:style style:name="P62" style:family="paragraph" style:parent-style-name="Standard">
      <style:text-properties officeooo:rsid="0033919e" officeooo:paragraph-rsid="00648ca8"/>
    </style:style>
    <style:style style:name="P63" style:family="paragraph" style:parent-style-name="Standard">
      <style:text-properties officeooo:rsid="003a3907" officeooo:paragraph-rsid="00648ca8"/>
    </style:style>
    <style:style style:name="P64" style:family="paragraph" style:parent-style-name="Standard">
      <style:text-properties officeooo:rsid="0038f060" officeooo:paragraph-rsid="00648ca8"/>
    </style:style>
    <style:style style:name="P65" style:family="paragraph" style:parent-style-name="Standard">
      <style:text-properties officeooo:rsid="003c0601" officeooo:paragraph-rsid="00648ca8"/>
    </style:style>
    <style:style style:name="P66" style:family="paragraph" style:parent-style-name="Standard">
      <style:text-properties officeooo:rsid="0011e19b" officeooo:paragraph-rsid="00648ca8"/>
    </style:style>
    <style:style style:name="P67" style:family="paragraph" style:parent-style-name="Standard">
      <style:text-properties officeooo:rsid="00140250" officeooo:paragraph-rsid="00648ca8"/>
    </style:style>
    <style:style style:name="P68" style:family="paragraph" style:parent-style-name="Standard">
      <style:text-properties officeooo:rsid="0013f7bf" officeooo:paragraph-rsid="00648ca8"/>
    </style:style>
    <style:style style:name="P69" style:family="paragraph" style:parent-style-name="Standard">
      <style:text-properties officeooo:rsid="0041ae77" officeooo:paragraph-rsid="00648ca8"/>
    </style:style>
    <style:style style:name="P70" style:family="paragraph" style:parent-style-name="Standard">
      <style:text-properties officeooo:rsid="0043cedf" officeooo:paragraph-rsid="00648ca8"/>
    </style:style>
    <style:style style:name="P71" style:family="paragraph" style:parent-style-name="Standard">
      <style:text-properties officeooo:rsid="00153910" officeooo:paragraph-rsid="00648ca8"/>
    </style:style>
    <style:style style:name="P72" style:family="paragraph" style:parent-style-name="Standard">
      <style:text-properties officeooo:rsid="00153910" officeooo:paragraph-rsid="0065cbc9"/>
    </style:style>
    <style:style style:name="P73" style:family="paragraph" style:parent-style-name="Standard">
      <style:text-properties officeooo:rsid="0046f8fb" officeooo:paragraph-rsid="00648ca8"/>
    </style:style>
    <style:style style:name="P74" style:family="paragraph" style:parent-style-name="Standard">
      <style:text-properties officeooo:rsid="004ca1c8" officeooo:paragraph-rsid="00648ca8"/>
    </style:style>
    <style:style style:name="P75" style:family="paragraph" style:parent-style-name="Standard">
      <style:text-properties officeooo:rsid="00498e8f" officeooo:paragraph-rsid="00648ca8"/>
    </style:style>
    <style:style style:name="P76" style:family="paragraph" style:parent-style-name="Standard">
      <style:text-properties officeooo:paragraph-rsid="00648ca8"/>
    </style:style>
    <style:style style:name="P77" style:family="paragraph" style:parent-style-name="Standard">
      <style:text-properties officeooo:rsid="006c4027" officeooo:paragraph-rsid="0016add1"/>
    </style:style>
    <style:style style:name="P78" style:family="paragraph" style:parent-style-name="Standard">
      <style:text-properties officeooo:rsid="006c4027" officeooo:paragraph-rsid="006c4027"/>
    </style:style>
    <style:style style:name="P79" style:family="paragraph" style:parent-style-name="Standard">
      <style:text-properties officeooo:rsid="0072b7b1" officeooo:paragraph-rsid="0072b7b1"/>
    </style:style>
    <style:style style:name="P80" style:family="paragraph" style:parent-style-name="Standard">
      <style:text-properties officeooo:rsid="00794e6d" officeooo:paragraph-rsid="00794e6d"/>
    </style:style>
    <style:style style:name="P81" style:family="paragraph" style:parent-style-name="Standard">
      <style:text-properties officeooo:rsid="007af7fa" officeooo:paragraph-rsid="007af7fa"/>
    </style:style>
    <style:style style:name="P82" style:family="paragraph" style:parent-style-name="Standard">
      <style:text-properties officeooo:rsid="007f066b" officeooo:paragraph-rsid="007f066b"/>
    </style:style>
    <style:style style:name="P83" style:family="paragraph" style:parent-style-name="Standard">
      <style:text-properties officeooo:paragraph-rsid="007f1f4f"/>
    </style:style>
    <style:style style:name="P84" style:family="paragraph" style:parent-style-name="Standard">
      <style:text-properties officeooo:rsid="007f7c1c" officeooo:paragraph-rsid="007f7c1c"/>
    </style:style>
    <style:style style:name="P85" style:family="paragraph" style:parent-style-name="Standard">
      <style:text-properties officeooo:rsid="007ca55c"/>
    </style:style>
    <style:style style:name="P86" style:family="paragraph" style:parent-style-name="Standard">
      <style:text-properties officeooo:rsid="003e9f72" officeooo:paragraph-rsid="00648ca8"/>
    </style:style>
    <style:style style:name="P87" style:family="paragraph" style:parent-style-name="Standard">
      <style:text-properties officeooo:rsid="003e9f72" officeooo:paragraph-rsid="0065cbc9"/>
    </style:style>
    <style:style style:name="P88" style:family="paragraph" style:parent-style-name="Standard">
      <style:text-properties officeooo:rsid="008bbed6" officeooo:paragraph-rsid="008bbed6"/>
    </style:style>
    <style:style style:name="P89" style:family="paragraph" style:parent-style-name="Standard">
      <style:text-properties officeooo:paragraph-rsid="008bbed6"/>
    </style:style>
    <style:style style:name="P90" style:family="paragraph" style:parent-style-name="Standard">
      <style:paragraph-properties fo:margin-left="0in" fo:margin-right="0in" fo:text-indent="0in" style:auto-text-indent="false"/>
      <style:text-properties officeooo:rsid="001a9118" officeooo:paragraph-rsid="0021c1c0"/>
    </style:style>
    <style:style style:name="P91" style:family="paragraph" style:parent-style-name="Standard">
      <style:paragraph-properties fo:margin-left="0in" fo:margin-right="0in" fo:text-indent="0in" style:auto-text-indent="false"/>
      <style:text-properties officeooo:rsid="001a9118" officeooo:paragraph-rsid="0041e152"/>
    </style:style>
    <style:style style:name="P92" style:family="paragraph" style:parent-style-name="Standard">
      <style:paragraph-properties fo:margin-left="0in" fo:margin-right="0in" fo:text-indent="0in" style:auto-text-indent="false"/>
      <style:text-properties officeooo:rsid="0010ba9a" officeooo:paragraph-rsid="00283a91" fo:background-color="transparent"/>
    </style:style>
    <style:style style:name="P93" style:family="paragraph" style:parent-style-name="Standard">
      <style:paragraph-properties fo:margin-left="0in" fo:margin-right="0in" fo:text-indent="0in" style:auto-text-indent="false"/>
      <style:text-properties officeooo:rsid="002f5e9e" officeooo:paragraph-rsid="00283a91" fo:background-color="transparent"/>
    </style:style>
    <style:style style:name="P94" style:family="paragraph" style:parent-style-name="Standard">
      <style:paragraph-properties fo:margin-left="0in" fo:margin-right="0in" fo:text-indent="0in" style:auto-text-indent="false"/>
      <style:text-properties officeooo:rsid="002073cd" officeooo:paragraph-rsid="0041e152"/>
    </style:style>
    <style:style style:name="P95" style:family="paragraph" style:parent-style-name="Heading">
      <style:text-properties officeooo:paragraph-rsid="00549be7"/>
    </style:style>
    <style:style style:name="P96" style:family="paragraph" style:parent-style-name="Text_20_body">
      <style:text-properties officeooo:rsid="002cee6f" officeooo:paragraph-rsid="004341b1" fo:background-color="transparent"/>
    </style:style>
    <style:style style:name="P97" style:family="paragraph" style:parent-style-name="Text_20_body">
      <style:text-properties officeooo:rsid="003c30ec" officeooo:paragraph-rsid="00444ffa" fo:background-color="transparent"/>
    </style:style>
    <style:style style:name="P98" style:family="paragraph" style:parent-style-name="Text_20_body">
      <style:text-properties officeooo:rsid="003c30ec" officeooo:paragraph-rsid="00625d23" fo:background-color="transparent"/>
    </style:style>
    <style:style style:name="P99" style:family="paragraph" style:parent-style-name="Text_20_body">
      <style:text-properties officeooo:rsid="00452f8b" officeooo:paragraph-rsid="00625d23" fo:background-color="transparent"/>
    </style:style>
    <style:style style:name="P100" style:family="paragraph" style:parent-style-name="Text_20_body">
      <style:text-properties officeooo:rsid="004620aa" officeooo:paragraph-rsid="00625d23" fo:background-color="transparent"/>
    </style:style>
    <style:style style:name="P101" style:family="paragraph" style:parent-style-name="Text_20_body">
      <style:text-properties officeooo:rsid="00625d23" officeooo:paragraph-rsid="00625d23" fo:background-color="transparent"/>
    </style:style>
    <style:style style:name="P102" style:family="paragraph" style:parent-style-name="Text_20_body">
      <style:text-properties officeooo:rsid="0058c920" officeooo:paragraph-rsid="00648ca8" fo:background-color="transparent"/>
    </style:style>
    <style:style style:name="P103" style:family="paragraph" style:parent-style-name="Text_20_body">
      <style:text-properties officeooo:rsid="002d9306" officeooo:paragraph-rsid="002d9306"/>
    </style:style>
    <style:style style:name="P104" style:family="paragraph" style:parent-style-name="Text_20_body">
      <style:text-properties officeooo:rsid="002ff15d" officeooo:paragraph-rsid="0039ae5e"/>
    </style:style>
    <style:style style:name="P105" style:family="paragraph" style:parent-style-name="Text_20_body">
      <style:text-properties officeooo:rsid="003404ab" officeooo:paragraph-rsid="003404ab"/>
    </style:style>
    <style:style style:name="P106" style:family="paragraph" style:parent-style-name="Text_20_body">
      <style:text-properties officeooo:rsid="003404ab" officeooo:paragraph-rsid="00371d42"/>
    </style:style>
    <style:style style:name="P107" style:family="paragraph" style:parent-style-name="Text_20_body">
      <style:text-properties officeooo:rsid="003404ab" officeooo:paragraph-rsid="003e9f72"/>
    </style:style>
    <style:style style:name="P108" style:family="paragraph" style:parent-style-name="Text_20_body">
      <style:text-properties officeooo:rsid="0034a9a5" officeooo:paragraph-rsid="00371d42"/>
    </style:style>
    <style:style style:name="P109" style:family="paragraph" style:parent-style-name="Text_20_body">
      <style:text-properties officeooo:rsid="0034a9a5" officeooo:paragraph-rsid="003e9f72"/>
    </style:style>
    <style:style style:name="P110" style:family="paragraph" style:parent-style-name="Text_20_body">
      <style:text-properties officeooo:rsid="003e9f72" officeooo:paragraph-rsid="003e9f72"/>
    </style:style>
    <style:style style:name="P111" style:family="paragraph" style:parent-style-name="Text_20_body">
      <style:text-properties officeooo:rsid="003e9f72" officeooo:paragraph-rsid="004341b1"/>
    </style:style>
    <style:style style:name="P112" style:family="paragraph" style:parent-style-name="Text_20_body">
      <style:text-properties officeooo:rsid="003e9f72" officeooo:paragraph-rsid="00648ca8"/>
    </style:style>
    <style:style style:name="P113" style:family="paragraph" style:parent-style-name="Text_20_body">
      <style:text-properties officeooo:rsid="004341b1" officeooo:paragraph-rsid="004341b1"/>
    </style:style>
    <style:style style:name="P114" style:family="paragraph" style:parent-style-name="Text_20_body">
      <style:text-properties officeooo:rsid="0061a67b" officeooo:paragraph-rsid="0061a67b" fo:background-color="#ffff00"/>
    </style:style>
    <style:style style:name="P115" style:family="paragraph" style:parent-style-name="Text_20_body">
      <style:text-properties officeooo:rsid="0041e152" officeooo:paragraph-rsid="0041e152"/>
    </style:style>
    <style:style style:name="P116" style:family="paragraph" style:parent-style-name="Text_20_body">
      <style:text-properties officeooo:rsid="00511bbe" officeooo:paragraph-rsid="0055017c"/>
    </style:style>
    <style:style style:name="P117" style:family="paragraph" style:parent-style-name="Text_20_body">
      <style:text-properties officeooo:rsid="0057a458" officeooo:paragraph-rsid="0057a458"/>
    </style:style>
    <style:style style:name="P118" style:family="paragraph" style:parent-style-name="Text_20_body">
      <style:text-properties officeooo:paragraph-rsid="00648ca8"/>
    </style:style>
    <style:style style:name="P119" style:family="paragraph" style:parent-style-name="Text_20_body">
      <style:text-properties officeooo:paragraph-rsid="0072b7b1"/>
    </style:style>
    <style:style style:name="P120" style:family="paragraph" style:parent-style-name="Text_20_body">
      <style:text-properties officeooo:rsid="0072b7b1" officeooo:paragraph-rsid="0072b7b1"/>
    </style:style>
    <style:style style:name="P121" style:family="paragraph" style:parent-style-name="Text_20_body">
      <style:text-properties officeooo:rsid="0074a0f2" officeooo:paragraph-rsid="0074a0f2"/>
    </style:style>
    <style:style style:name="P122" style:family="paragraph" style:parent-style-name="Text_20_body">
      <style:text-properties officeooo:rsid="0074ff11" officeooo:paragraph-rsid="0074ff11"/>
    </style:style>
    <style:style style:name="P123" style:family="paragraph" style:parent-style-name="Text_20_body">
      <style:text-properties officeooo:rsid="0076bfc9" officeooo:paragraph-rsid="0076bfc9"/>
    </style:style>
    <style:style style:name="P124" style:family="paragraph" style:parent-style-name="Text_20_body">
      <style:text-properties officeooo:rsid="00778834" officeooo:paragraph-rsid="00778834"/>
    </style:style>
    <style:style style:name="P125" style:family="paragraph" style:parent-style-name="Text_20_body">
      <style:text-properties officeooo:rsid="0077b84c" officeooo:paragraph-rsid="0077b84c"/>
    </style:style>
    <style:style style:name="P126" style:family="paragraph" style:parent-style-name="Text_20_body">
      <style:text-properties officeooo:rsid="00794e6d" officeooo:paragraph-rsid="007af7fa"/>
    </style:style>
    <style:style style:name="P127" style:family="paragraph" style:parent-style-name="Text_20_body">
      <style:text-properties officeooo:rsid="007e9570" officeooo:paragraph-rsid="007e9570"/>
    </style:style>
    <style:style style:name="P128" style:family="paragraph" style:parent-style-name="Text_20_body">
      <style:text-properties officeooo:rsid="00812cc9" officeooo:paragraph-rsid="0087631d"/>
    </style:style>
    <style:style style:name="P129" style:family="paragraph" style:parent-style-name="Text_20_body">
      <style:text-properties officeooo:rsid="00812cc9" officeooo:paragraph-rsid="00952df5"/>
    </style:style>
    <style:style style:name="P130" style:family="paragraph" style:parent-style-name="Text_20_body">
      <style:text-properties officeooo:rsid="00861627" officeooo:paragraph-rsid="0087631d"/>
    </style:style>
    <style:style style:name="P131" style:family="paragraph" style:parent-style-name="Text_20_body">
      <style:text-properties officeooo:rsid="00861627" officeooo:paragraph-rsid="0088c863"/>
    </style:style>
    <style:style style:name="P132" style:family="paragraph" style:parent-style-name="Text_20_body">
      <style:text-properties officeooo:rsid="00830ceb" officeooo:paragraph-rsid="00861627"/>
    </style:style>
    <style:style style:name="P133" style:family="paragraph" style:parent-style-name="Text_20_body">
      <style:text-properties officeooo:rsid="0088c863" officeooo:paragraph-rsid="0088c863"/>
    </style:style>
    <style:style style:name="P134" style:family="paragraph" style:parent-style-name="Text_20_body">
      <style:text-properties officeooo:rsid="0088c863" officeooo:paragraph-rsid="008a1499"/>
    </style:style>
    <style:style style:name="P135" style:family="paragraph" style:parent-style-name="Text_20_body">
      <style:text-properties officeooo:paragraph-rsid="0088c863"/>
    </style:style>
    <style:style style:name="P136" style:family="paragraph" style:parent-style-name="Text_20_body">
      <style:text-properties officeooo:paragraph-rsid="008bbed6"/>
    </style:style>
    <style:style style:name="P137" style:family="paragraph" style:parent-style-name="Text_20_body">
      <style:text-properties officeooo:rsid="008e0f36" officeooo:paragraph-rsid="0088c863"/>
    </style:style>
    <style:style style:name="P138" style:family="paragraph" style:parent-style-name="Text_20_body">
      <style:text-properties officeooo:rsid="008e0f36" officeooo:paragraph-rsid="008e0f36"/>
    </style:style>
    <style:style style:name="P139" style:family="paragraph" style:parent-style-name="Text_20_body">
      <style:text-properties officeooo:rsid="008e0f36" officeooo:paragraph-rsid="009394b0"/>
    </style:style>
    <style:style style:name="P140" style:family="paragraph" style:parent-style-name="Text_20_body">
      <style:text-properties officeooo:rsid="008f44c5" officeooo:paragraph-rsid="009392fc"/>
    </style:style>
    <style:style style:name="P141" style:family="paragraph" style:parent-style-name="Text_20_body">
      <style:text-properties officeooo:rsid="0091da82" officeooo:paragraph-rsid="0091da82"/>
    </style:style>
    <style:style style:name="P142" style:family="paragraph" style:parent-style-name="Text_20_body">
      <style:text-properties officeooo:rsid="009392fc" officeooo:paragraph-rsid="008e0f36"/>
    </style:style>
    <style:style style:name="P143" style:family="paragraph" style:parent-style-name="Text_20_body">
      <style:text-properties officeooo:paragraph-rsid="00830ceb"/>
    </style:style>
    <style:style style:name="P144" style:family="paragraph" style:parent-style-name="Text_20_body">
      <style:text-properties officeooo:rsid="00976cb5" officeooo:paragraph-rsid="00976cb5"/>
    </style:style>
    <style:style style:name="P145" style:family="paragraph" style:parent-style-name="Text_20_body">
      <style:text-properties officeooo:rsid="00a28c2b" officeooo:paragraph-rsid="00a28c2b"/>
    </style:style>
    <style:style style:name="P146" style:family="paragraph" style:parent-style-name="Text_20_body">
      <style:text-properties officeooo:rsid="00a28c2b" officeooo:paragraph-rsid="00a29b69"/>
    </style:style>
    <style:style style:name="P147" style:family="paragraph" style:parent-style-name="Text_20_body">
      <style:text-properties officeooo:paragraph-rsid="00a28c2b"/>
    </style:style>
    <style:style style:name="P148" style:family="paragraph" style:parent-style-name="Standard" style:list-style-name="L1">
      <style:text-properties officeooo:rsid="0022e37f" officeooo:paragraph-rsid="0022e37f"/>
    </style:style>
    <style:style style:name="P149" style:family="paragraph" style:parent-style-name="Standard" style:list-style-name="L2">
      <style:text-properties officeooo:rsid="0019c2ef" officeooo:paragraph-rsid="0019c2ef"/>
    </style:style>
    <style:style style:name="P150" style:family="paragraph" style:parent-style-name="Standard" style:list-style-name="L2">
      <style:text-properties officeooo:rsid="0024dad4" officeooo:paragraph-rsid="0024dad4"/>
    </style:style>
    <style:style style:name="P151" style:family="paragraph" style:parent-style-name="Heading_20_1">
      <style:text-properties officeooo:rsid="0024dad4"/>
    </style:style>
    <style:style style:name="P152" style:family="paragraph" style:parent-style-name="Heading_20_2">
      <style:text-properties officeooo:paragraph-rsid="00a28c2b"/>
    </style:style>
    <style:style style:name="P153" style:family="paragraph" style:parent-style-name="Heading_20_2">
      <style:text-properties officeooo:rsid="002cee6f"/>
    </style:style>
    <style:style style:name="P154" style:family="paragraph" style:parent-style-name="Heading_20_2">
      <style:text-properties officeooo:rsid="0041e152"/>
    </style:style>
    <style:style style:name="P155" style:family="paragraph" style:parent-style-name="Heading_20_2">
      <style:text-properties officeooo:paragraph-rsid="007f066b"/>
    </style:style>
    <style:style style:name="P156" style:family="paragraph" style:parent-style-name="Heading_20_2">
      <style:text-properties officeooo:paragraph-rsid="009394b0"/>
    </style:style>
    <style:style style:name="P157" style:family="paragraph" style:parent-style-name="Heading_20_2">
      <style:text-properties officeooo:rsid="009648c1" officeooo:paragraph-rsid="009648c1"/>
    </style:style>
    <style:style style:name="P158" style:family="paragraph" style:parent-style-name="Heading_20_3">
      <style:text-properties officeooo:paragraph-rsid="00a29b69"/>
    </style:style>
    <style:style style:name="P159" style:family="paragraph" style:parent-style-name="Heading_20_3">
      <style:text-properties officeooo:rsid="0031c30c" fo:background-color="transparent"/>
    </style:style>
    <style:style style:name="P160" style:family="paragraph" style:parent-style-name="Heading_20_3">
      <style:text-properties officeooo:rsid="002d47ef"/>
    </style:style>
    <style:style style:name="P161" style:family="paragraph" style:parent-style-name="Heading_20_3">
      <style:text-properties officeooo:paragraph-rsid="00648ca8"/>
    </style:style>
    <style:style style:name="P162" style:family="paragraph" style:parent-style-name="Heading_20_3">
      <style:text-properties officeooo:rsid="00415f6f" officeooo:paragraph-rsid="00648ca8"/>
    </style:style>
    <style:style style:name="P163" style:family="paragraph" style:parent-style-name="Heading_20_3">
      <style:text-properties officeooo:rsid="0024dad4" officeooo:paragraph-rsid="0072b7b1"/>
    </style:style>
    <style:style style:name="P164" style:family="paragraph" style:parent-style-name="Heading_20_3">
      <style:text-properties officeooo:rsid="0024dad4" officeooo:paragraph-rsid="0076bfc9"/>
    </style:style>
    <style:style style:name="P165" style:family="paragraph" style:parent-style-name="Heading_20_3">
      <style:text-properties officeooo:paragraph-rsid="0072b7b1"/>
    </style:style>
    <style:style style:name="P166" style:family="paragraph" style:parent-style-name="Heading_20_3">
      <style:text-properties officeooo:paragraph-rsid="0076bfc9"/>
    </style:style>
    <style:style style:name="P167" style:family="paragraph" style:parent-style-name="Heading_20_3">
      <style:text-properties officeooo:rsid="0018112a" officeooo:paragraph-rsid="0076bfc9"/>
    </style:style>
    <style:style style:name="P168" style:family="paragraph" style:parent-style-name="Contents_20_2">
      <style:paragraph-properties>
        <style:tab-stops>
          <style:tab-stop style:position="6.4965in" style:type="right" style:leader-style="dotted" style:leader-text="."/>
        </style:tab-stops>
      </style:paragraph-properties>
    </style:style>
    <style:style style:name="P169" style:family="paragraph" style:parent-style-name="Contents_20_1">
      <style:paragraph-properties>
        <style:tab-stops>
          <style:tab-stop style:position="6.6929in" style:type="right" style:leader-style="dotted" style:leader-text="."/>
        </style:tab-stops>
      </style:paragraph-properties>
    </style:style>
    <style:style style:name="P170"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2073cd"/>
    </style:style>
    <style:style style:name="T2" style:family="text">
      <style:text-properties officeooo:rsid="0024dad4"/>
    </style:style>
    <style:style style:name="T3" style:family="text">
      <style:text-properties officeooo:rsid="00283a91"/>
    </style:style>
    <style:style style:name="T4" style:family="text">
      <style:text-properties fo:background-color="transparent" loext:char-shading-value="0"/>
    </style:style>
    <style:style style:name="T5" style:family="text">
      <style:text-properties officeooo:rsid="001a279e" fo:background-color="transparent" loext:char-shading-value="0"/>
    </style:style>
    <style:style style:name="T6" style:family="text">
      <style:text-properties officeooo:rsid="0063231f" fo:background-color="transparent" loext:char-shading-value="0"/>
    </style:style>
    <style:style style:name="T7" style:family="text">
      <style:text-properties officeooo:rsid="00572bc8" fo:background-color="transparent" loext:char-shading-value="0"/>
    </style:style>
    <style:style style:name="T8" style:family="text">
      <style:text-properties officeooo:rsid="00329bc1" fo:background-color="transparent" loext:char-shading-value="0"/>
    </style:style>
    <style:style style:name="T9" style:family="text">
      <style:text-properties officeooo:rsid="0022ada6" fo:background-color="transparent" loext:char-shading-value="0"/>
    </style:style>
    <style:style style:name="T10" style:family="text">
      <style:text-properties officeooo:rsid="0039ae5e" fo:background-color="transparent" loext:char-shading-value="0"/>
    </style:style>
    <style:style style:name="T11" style:family="text">
      <style:text-properties officeooo:rsid="0052abfa" fo:background-color="transparent" loext:char-shading-value="0"/>
    </style:style>
    <style:style style:name="T12" style:family="text">
      <style:text-properties officeooo:rsid="00321ca2" fo:background-color="transparent" loext:char-shading-value="0"/>
    </style:style>
    <style:style style:name="T13" style:family="text">
      <style:text-properties officeooo:rsid="005bdff1" fo:background-color="transparent" loext:char-shading-value="0"/>
    </style:style>
    <style:style style:name="T14" style:family="text">
      <style:text-properties officeooo:rsid="005d555b" fo:background-color="transparent" loext:char-shading-value="0"/>
    </style:style>
    <style:style style:name="T15" style:family="text">
      <style:text-properties officeooo:rsid="0047885a" fo:background-color="transparent" loext:char-shading-value="0"/>
    </style:style>
    <style:style style:name="T16" style:family="text">
      <style:text-properties officeooo:rsid="004e86c0" fo:background-color="transparent" loext:char-shading-value="0"/>
    </style:style>
    <style:style style:name="T17" style:family="text">
      <style:text-properties officeooo:rsid="004c78c5" fo:background-color="transparent" loext:char-shading-value="0"/>
    </style:style>
    <style:style style:name="T18" style:family="text">
      <style:text-properties officeooo:rsid="0058c920" fo:background-color="transparent" loext:char-shading-value="0"/>
    </style:style>
    <style:style style:name="T19" style:family="text">
      <style:text-properties officeooo:rsid="0067cbb1" fo:background-color="transparent" loext:char-shading-value="0"/>
    </style:style>
    <style:style style:name="T20" style:family="text">
      <style:text-properties officeooo:rsid="0069142e" fo:background-color="transparent" loext:char-shading-value="0"/>
    </style:style>
    <style:style style:name="T21" style:family="text">
      <style:text-properties officeooo:rsid="006f421c" fo:background-color="transparent" loext:char-shading-value="0"/>
    </style:style>
    <style:style style:name="T22" style:family="text">
      <style:text-properties officeooo:rsid="003e9f72" fo:background-color="transparent" loext:char-shading-value="0"/>
    </style:style>
    <style:style style:name="T23" style:family="text">
      <style:text-properties officeooo:rsid="00830ceb" fo:background-color="transparent" loext:char-shading-value="0"/>
    </style:style>
    <style:style style:name="T24" style:family="text">
      <style:text-properties officeooo:rsid="00572bc8"/>
    </style:style>
    <style:style style:name="T25" style:family="text">
      <style:text-properties officeooo:rsid="001a279e"/>
    </style:style>
    <style:style style:name="T26" style:family="text">
      <style:text-properties officeooo:rsid="005ebe93"/>
    </style:style>
    <style:style style:name="T27" style:family="text">
      <style:text-properties officeooo:rsid="0053b033"/>
    </style:style>
    <style:style style:name="T28" style:family="text">
      <style:text-properties officeooo:rsid="006087b3"/>
    </style:style>
    <style:style style:name="T29" style:family="text">
      <style:text-properties officeooo:rsid="0010ba9a"/>
    </style:style>
    <style:style style:name="T30" style:family="text">
      <style:text-properties officeooo:rsid="002705bc"/>
    </style:style>
    <style:style style:name="T31" style:family="text">
      <style:text-properties officeooo:rsid="002d9306"/>
    </style:style>
    <style:style style:name="T32" style:family="text">
      <style:text-properties officeooo:rsid="002ff15d"/>
    </style:style>
    <style:style style:name="T33" style:family="text">
      <style:text-properties officeooo:rsid="0034a9a5"/>
    </style:style>
    <style:style style:name="T34" style:family="text">
      <style:text-properties officeooo:rsid="003508fd"/>
    </style:style>
    <style:style style:name="T35" style:family="text">
      <style:text-properties officeooo:rsid="00360738"/>
    </style:style>
    <style:style style:name="T36" style:family="text">
      <style:text-properties fo:background-color="#ffff00" loext:char-shading-value="0"/>
    </style:style>
    <style:style style:name="T37" style:family="text">
      <style:text-properties officeooo:rsid="003d71b9" fo:background-color="#ffff00" loext:char-shading-value="0"/>
    </style:style>
    <style:style style:name="T38" style:family="text">
      <style:text-properties officeooo:rsid="005815a1" fo:background-color="#ffff00" loext:char-shading-value="0"/>
    </style:style>
    <style:style style:name="T39" style:family="text">
      <style:text-properties officeooo:rsid="0055017c" fo:background-color="#ffff00" loext:char-shading-value="0"/>
    </style:style>
    <style:style style:name="T40" style:family="text">
      <style:text-properties officeooo:rsid="005f5c12" fo:background-color="#ffff00" loext:char-shading-value="0"/>
    </style:style>
    <style:style style:name="T41" style:family="text">
      <style:text-properties officeooo:rsid="006f421c" fo:background-color="#ffff00" loext:char-shading-value="0"/>
    </style:style>
    <style:style style:name="T42" style:family="text">
      <style:text-properties officeooo:rsid="0072b7b1" fo:background-color="#ffff00" loext:char-shading-value="0"/>
    </style:style>
    <style:style style:name="T43" style:family="text">
      <style:text-properties officeooo:rsid="0074ff11" fo:background-color="#ffff00" loext:char-shading-value="0"/>
    </style:style>
    <style:style style:name="T44" style:family="text">
      <style:text-properties officeooo:rsid="007af7fa" fo:background-color="#ffff00" loext:char-shading-value="0"/>
    </style:style>
    <style:style style:name="T45" style:family="text">
      <style:text-properties officeooo:rsid="007ca55c" fo:background-color="#ffff00" loext:char-shading-value="0"/>
    </style:style>
    <style:style style:name="T46" style:family="text">
      <style:text-properties officeooo:rsid="007f1f4f" fo:background-color="#ffff00" loext:char-shading-value="0"/>
    </style:style>
    <style:style style:name="T47" style:family="text">
      <style:text-properties officeooo:rsid="0087631d" fo:background-color="#ffff00" loext:char-shading-value="0"/>
    </style:style>
    <style:style style:name="T48" style:family="text">
      <style:text-properties officeooo:rsid="0088c863" fo:background-color="#ffff00" loext:char-shading-value="0"/>
    </style:style>
    <style:style style:name="T49" style:family="text">
      <style:text-properties officeooo:rsid="00368064"/>
    </style:style>
    <style:style style:name="T50" style:family="text">
      <style:text-properties fo:background-color="#ffff99" loext:char-shading-value="0"/>
    </style:style>
    <style:style style:name="T51" style:family="text">
      <style:text-properties officeooo:rsid="003508fd" fo:background-color="#ffff99" loext:char-shading-value="0"/>
    </style:style>
    <style:style style:name="T52" style:family="text">
      <style:text-properties officeooo:rsid="003d71b9" fo:background-color="#ffff99" loext:char-shading-value="0"/>
    </style:style>
    <style:style style:name="T53" style:family="text">
      <style:text-properties officeooo:rsid="0022ada6"/>
    </style:style>
    <style:style style:name="T54" style:family="text">
      <style:text-properties officeooo:rsid="003c30ec"/>
    </style:style>
    <style:style style:name="T55" style:family="text">
      <style:text-properties officeooo:rsid="003d71b9"/>
    </style:style>
    <style:style style:name="T56" style:family="text">
      <style:text-properties officeooo:rsid="003e9f72"/>
    </style:style>
    <style:style style:name="T57" style:family="text">
      <style:text-properties officeooo:rsid="0041e152"/>
    </style:style>
    <style:style style:name="T58" style:family="text">
      <style:text-properties officeooo:rsid="004620aa"/>
    </style:style>
    <style:style style:name="T59" style:family="text">
      <style:text-properties officeooo:rsid="004becf9"/>
    </style:style>
    <style:style style:name="T60" style:family="text">
      <style:text-properties officeooo:rsid="005300d7"/>
    </style:style>
    <style:style style:name="T61" style:family="text">
      <style:text-properties officeooo:rsid="0053b831"/>
    </style:style>
    <style:style style:name="T62" style:family="text">
      <style:text-properties officeooo:rsid="00549be7"/>
    </style:style>
    <style:style style:name="T63" style:family="text">
      <style:text-properties officeooo:rsid="0055017c"/>
    </style:style>
    <style:style style:name="T64" style:family="text">
      <style:text-properties officeooo:rsid="005850cc"/>
    </style:style>
    <style:style style:name="T65" style:family="text">
      <style:text-properties officeooo:rsid="005bb936"/>
    </style:style>
    <style:style style:name="T66" style:family="text">
      <style:text-properties officeooo:rsid="005d9c22"/>
    </style:style>
    <style:style style:name="T67" style:family="text">
      <style:text-properties officeooo:rsid="005f5c12"/>
    </style:style>
    <style:style style:name="T68" style:family="text">
      <style:text-properties officeooo:rsid="0060e59d"/>
    </style:style>
    <style:style style:name="T69" style:family="text">
      <style:text-properties officeooo:rsid="0064093a"/>
    </style:style>
    <style:style style:name="T70" style:family="text">
      <style:text-properties officeooo:rsid="00648ca8"/>
    </style:style>
    <style:style style:name="T71" style:family="text">
      <style:text-properties officeooo:rsid="00321ca2"/>
    </style:style>
    <style:style style:name="T72" style:family="text">
      <style:text-properties officeooo:rsid="0033919e"/>
    </style:style>
    <style:style style:name="T73" style:family="text">
      <style:text-properties officeooo:rsid="003662d0"/>
    </style:style>
    <style:style style:name="T74" style:family="text">
      <style:text-properties officeooo:rsid="005e9ece"/>
    </style:style>
    <style:style style:name="T75" style:family="text">
      <style:text-properties officeooo:rsid="00386e2b"/>
    </style:style>
    <style:style style:name="T76" style:family="text">
      <style:text-properties officeooo:rsid="00375d9d"/>
    </style:style>
    <style:style style:name="T77" style:family="text">
      <style:text-properties officeooo:rsid="00618224"/>
    </style:style>
    <style:style style:name="T78" style:family="text">
      <style:text-properties officeooo:rsid="005d555b"/>
    </style:style>
    <style:style style:name="T79" style:family="text">
      <style:text-properties officeooo:rsid="003c0601"/>
    </style:style>
    <style:style style:name="T80" style:family="text">
      <style:text-properties officeooo:rsid="0041ae77"/>
    </style:style>
    <style:style style:name="T81" style:family="text">
      <style:text-properties officeooo:rsid="0041a8b1"/>
    </style:style>
    <style:style style:name="T82" style:family="text">
      <style:text-properties officeooo:rsid="0046f8fb"/>
    </style:style>
    <style:style style:name="T83" style:family="text">
      <style:text-properties officeooo:rsid="0013f7bf"/>
    </style:style>
    <style:style style:name="T84" style:family="text">
      <style:text-properties officeooo:rsid="00438643"/>
    </style:style>
    <style:style style:name="T85" style:family="text">
      <style:text-properties officeooo:rsid="0011e19b"/>
    </style:style>
    <style:style style:name="T86" style:family="text">
      <style:text-properties officeooo:rsid="00140250"/>
    </style:style>
    <style:style style:name="T87" style:family="text">
      <style:text-properties officeooo:rsid="0043cedf"/>
    </style:style>
    <style:style style:name="T88" style:family="text">
      <style:text-properties officeooo:rsid="004584c2"/>
    </style:style>
    <style:style style:name="T89" style:family="text">
      <style:text-properties officeooo:rsid="00153910"/>
    </style:style>
    <style:style style:name="T90" style:family="text">
      <style:text-properties officeooo:rsid="0047885a"/>
    </style:style>
    <style:style style:name="T91" style:family="text">
      <style:text-properties officeooo:rsid="004ca1c8"/>
    </style:style>
    <style:style style:name="T92" style:family="text">
      <style:text-properties officeooo:rsid="005bdf6e"/>
    </style:style>
    <style:style style:name="T93" style:family="text">
      <style:text-properties officeooo:rsid="0065cbc9"/>
    </style:style>
    <style:style style:name="T94" style:family="text">
      <style:text-properties officeooo:rsid="0067cbb1"/>
    </style:style>
    <style:style style:name="T95" style:family="text">
      <style:text-properties officeooo:rsid="006fbffb"/>
    </style:style>
    <style:style style:name="T96" style:family="text">
      <style:text-properties officeooo:rsid="0072b7b1"/>
    </style:style>
    <style:style style:name="T97" style:family="text">
      <style:text-properties officeooo:rsid="0074a0f2"/>
    </style:style>
    <style:style style:name="T98" style:family="text">
      <style:text-properties officeooo:rsid="0074ff11"/>
    </style:style>
    <style:style style:name="T99" style:family="text">
      <style:text-properties officeooo:rsid="0076bfc9"/>
    </style:style>
    <style:style style:name="T100" style:family="text">
      <style:text-properties officeooo:rsid="00778834"/>
    </style:style>
    <style:style style:name="T101" style:family="text">
      <style:text-properties officeooo:rsid="0077b84c"/>
    </style:style>
    <style:style style:name="T102" style:family="text">
      <style:text-properties officeooo:rsid="0078b9c8"/>
    </style:style>
    <style:style style:name="T103" style:family="text">
      <style:text-properties officeooo:rsid="007af7fa"/>
    </style:style>
    <style:style style:name="T104" style:family="text">
      <style:text-properties officeooo:rsid="007ca55c"/>
    </style:style>
    <style:style style:name="T105" style:family="text">
      <style:text-properties officeooo:rsid="007e9570"/>
    </style:style>
    <style:style style:name="T106" style:family="text">
      <style:text-properties officeooo:rsid="007f066b"/>
    </style:style>
    <style:style style:name="T107" style:family="text">
      <style:text-properties officeooo:rsid="007f1f4f"/>
    </style:style>
    <style:style style:name="T108" style:family="text">
      <style:text-properties officeooo:rsid="007f7c1c"/>
    </style:style>
    <style:style style:name="T109" style:family="text">
      <style:text-properties officeooo:rsid="0087631d"/>
    </style:style>
    <style:style style:name="T110" style:family="text">
      <style:text-properties officeooo:rsid="0088c863"/>
    </style:style>
    <style:style style:name="T111" style:family="text">
      <style:text-properties officeooo:rsid="008a1499"/>
    </style:style>
    <style:style style:name="T112" style:family="text">
      <style:text-properties officeooo:rsid="008b2ed4"/>
    </style:style>
    <style:style style:name="T113" style:family="text">
      <style:text-properties officeooo:rsid="008bbed6"/>
    </style:style>
    <style:style style:name="T114" style:family="text">
      <style:text-properties officeooo:rsid="008e2b4d"/>
    </style:style>
    <style:style style:name="T115" style:family="text">
      <style:text-properties officeooo:rsid="0090a224"/>
    </style:style>
    <style:style style:name="T116" style:family="text">
      <style:text-properties officeooo:rsid="009392fc"/>
    </style:style>
    <style:style style:name="T117" style:family="text">
      <style:text-properties officeooo:rsid="009394b0"/>
    </style:style>
    <style:style style:name="T118" style:family="text">
      <style:text-properties officeooo:rsid="009648c1"/>
    </style:style>
    <style:style style:name="T119" style:family="text">
      <style:text-properties officeooo:rsid="00976cb5"/>
    </style:style>
    <style:style style:name="T120" style:family="text">
      <style:text-properties officeooo:rsid="00995879"/>
    </style:style>
    <style:style style:name="T121" style:family="text">
      <style:text-properties officeooo:rsid="00a2bdf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9"><text:a xlink:type="simple" xlink:href="#__RefHeading__3157_1169646922" text:style-name="Index_20_Link" text:visited-style-name="Index_20_Link">1- Introduction<text:tab/>2</text:a></text:p>
          <text:p text:style-name="P168"><text:a xlink:type="simple" xlink:href="#__RefHeading__3159_1169646922" text:style-name="Index_20_Link" text:visited-style-name="Index_20_Link">1.1 – HTML5 &amp; Javascript<text:tab/>2</text:a></text:p>
          <text:p text:style-name="P168"><text:a xlink:type="simple" xlink:href="#__RefHeading__3161_1169646922" text:style-name="Index_20_Link" text:visited-style-name="Index_20_Link">1.2 – Client server communications<text:tab/>2</text:a></text:p>
          <text:p text:style-name="P170"><text:a xlink:type="simple" xlink:href="#__RefHeading__1687_1305298496" text:style-name="Index_20_Link" text:visited-style-name="Index_20_Link">1.2.2 – HTTP protocol<text:tab/>2</text:a></text:p>
          <text:p text:style-name="P170"><text:a xlink:type="simple" xlink:href="#__RefHeading__1689_1305298496" text:style-name="Index_20_Link" text:visited-style-name="Index_20_Link">1.2.1 – History<text:tab/>2</text:a></text:p>
          <text:p text:style-name="P168"><text:a xlink:type="simple" xlink:href="#__RefHeading__3163_1169646922" text:style-name="Index_20_Link" text:visited-style-name="Index_20_Link">1.3 – WebSocket<text:tab/>4</text:a></text:p>
          <text:p text:style-name="P170"><text:a xlink:type="simple" xlink:href="#__RefHeading__3165_1169646922" text:style-name="Index_20_Link" text:visited-style-name="Index_20_Link">1.3.1 Transport layer protocol<text:tab/>4</text:a></text:p>
          <text:p text:style-name="P170"><text:a xlink:type="simple" xlink:href="#__RefHeading__3167_1169646922" text:style-name="Index_20_Link" text:visited-style-name="Index_20_Link">1.3.2 The WebSocket frame anatomy<text:tab/>5</text:a></text:p>
          <text:p text:style-name="P170"><text:a xlink:type="simple" xlink:href="#__RefHeading__3169_1169646922" text:style-name="Index_20_Link" text:visited-style-name="Index_20_Link">1.3.5 – The WebSocket protocol<text:tab/>5</text:a></text:p>
          <text:p text:style-name="P168"><text:a xlink:type="simple" xlink:href="#__RefHeading__3171_1169646922" text:style-name="Index_20_Link" text:visited-style-name="Index_20_Link">1.4 – Scope of the thesis<text:tab/>6</text:a></text:p>
          <text:p text:style-name="P168"><text:a xlink:type="simple" xlink:href="#__RefHeading__3173_1169646922" text:style-name="Index_20_Link" text:visited-style-name="Index_20_Link">1.5 – Thesis structure – Road map ?<text:tab/>6</text:a></text:p>
          <text:p text:style-name="P169"><text:a xlink:type="simple" xlink:href="#__RefHeading__3175_1169646922" text:style-name="Index_20_Link" text:visited-style-name="Index_20_Link">2 – Literrature review | background ?<text:tab/>7</text:a></text:p>
          <text:p text:style-name="P168"><text:a xlink:type="simple" xlink:href="#__RefHeading__3177_1169646922" text:style-name="Index_20_Link" text:visited-style-name="Index_20_Link">2.1 Homogenous implementation<text:tab/>7</text:a></text:p>
          <text:p text:style-name="P168"><text:a xlink:type="simple" xlink:href="#__RefHeading__3179_1169646922" text:style-name="Index_20_Link" text:visited-style-name="Index_20_Link">2.2 Heterogeneous implementation<text:tab/>7</text:a></text:p>
          <text:p text:style-name="P170"><text:a xlink:type="simple" xlink:href="#__RefHeading__452_253619345" text:style-name="Index_20_Link" text:visited-style-name="Index_20_Link">2.2.1 Hardware architecture<text:tab/>7</text:a></text:p>
          <text:p text:style-name="P170"><text:a xlink:type="simple" xlink:href="#__RefHeading__460_253619345" text:style-name="Index_20_Link" text:visited-style-name="Index_20_Link">2.2.2 – OpenCL's memory model<text:tab/>8</text:a></text:p>
          <text:p text:style-name="P170"><text:a xlink:type="simple" xlink:href="#__RefHeading__116_1126209687" text:style-name="Index_20_Link" text:visited-style-name="Index_20_Link">2.2.3 – WebCL<text:tab/>9</text:a></text:p>
          <text:p text:style-name="P170"><text:a xlink:type="simple" xlink:href="#__RefHeading__616_1067647718" text:style-name="Index_20_Link" text:visited-style-name="Index_20_Link">2.2.4 – GPU clusters<text:tab/>9</text:a></text:p>
          <text:p text:style-name="P168"><text:a xlink:type="simple" xlink:href="#__RefHeading__3181_1169646922" text:style-name="Index_20_Link" text:visited-style-name="Index_20_Link">2.3 WebSocket &amp; overhead<text:tab/>10</text:a></text:p>
          <text:p text:style-name="P169"><text:a xlink:type="simple" xlink:href="#__RefHeading__3183_1169646922" text:style-name="Index_20_Link" text:visited-style-name="Index_20_Link">3 – Scalability and load balancing<text:tab/>11</text:a></text:p>
          <text:p text:style-name="P168"><text:a xlink:type="simple" xlink:href="#__RefHeading__5652_1169646922" text:style-name="Index_20_Link" text:visited-style-name="Index_20_Link">3.1 – Scaling an application<text:tab/>11</text:a></text:p>
          <text:p text:style-name="P170"><text:a xlink:type="simple" xlink:href="#__RefHeading__1691_1305298496" text:style-name="Index_20_Link" text:visited-style-name="Index_20_Link">3.1.1 – Scaling up<text:tab/>11</text:a></text:p>
          <text:p text:style-name="P170"><text:a xlink:type="simple" xlink:href="#__RefHeading__1693_1305298496" text:style-name="Index_20_Link" text:visited-style-name="Index_20_Link">3.1.2 – Scaling out<text:tab/>12</text:a></text:p>
          <text:p text:style-name="P168"><text:a xlink:type="simple" xlink:href="#__RefHeading__1695_1305298496" text:style-name="Index_20_Link" text:visited-style-name="Index_20_Link">3.2 – Load balancing<text:tab/>13</text:a></text:p>
          <text:p text:style-name="P169"><text:a xlink:type="simple" xlink:href="#__RefHeading__1697_1305298496" text:style-name="Index_20_Link" text:visited-style-name="Index_20_Link">4 – Design and implementation<text:tab/>14</text:a></text:p>
          <text:p text:style-name="P168"><text:a xlink:type="simple" xlink:href="#__RefHeading__1699_1305298496" text:style-name="Index_20_Link" text:visited-style-name="Index_20_Link">4.1 – Presentation of the topcloud's SocketCluster API<text:tab/>14</text:a></text:p>
          <text:p text:style-name="P169"><text:a xlink:type="simple" xlink:href="#__RefHeading__3185_1169646922" text:style-name="Index_20_Link" text:visited-style-name="Index_20_Link">5 – Experiments<text:tab/>14</text:a></text:p>
          <text:p text:style-name="P168"><text:a xlink:type="simple" xlink:href="#__RefHeading__3187_1169646922" text:style-name="Index_20_Link" text:visited-style-name="Index_20_Link">5.1 – Single server<text:tab/>14</text:a></text:p>
          <text:p text:style-name="P170"><text:a xlink:type="simple" xlink:href="#__RefHeading__3209_1169646922" text:style-name="Index_20_Link" text:visited-style-name="Index_20_Link">5.1.1 – Objectives<text:tab/>14</text:a></text:p>
          <text:p text:style-name="P170"><text:a xlink:type="simple" xlink:href="#__RefHeading__3211_1169646922" text:style-name="Index_20_Link" text:visited-style-name="Index_20_Link">5.1.2 – Procedure<text:tab/>14</text:a></text:p>
          <text:p text:style-name="P170"><text:a xlink:type="simple" xlink:href="#__RefHeading__3191_1169646922" text:style-name="Index_20_Link" text:visited-style-name="Index_20_Link">5.1.3 – Application code<text:tab/>15</text:a></text:p>
          <text:p text:style-name="P168"><text:a xlink:type="simple" xlink:href="#__RefHeading__3213_1169646922" text:style-name="Index_20_Link" text:visited-style-name="Index_20_Link">5.2 – Cluster of server<text:tab/>15</text:a></text:p>
          <text:p text:style-name="P170"><text:a xlink:type="simple" xlink:href="#__RefHeading__3215_1169646922" text:style-name="Index_20_Link" text:visited-style-name="Index_20_Link">5.2.1 – Objectives<text:tab/>15</text:a></text:p>
          <text:p text:style-name="P170"><text:a xlink:type="simple" xlink:href="#__RefHeading__3217_1169646922" text:style-name="Index_20_Link" text:visited-style-name="Index_20_Link">5.2.2 – Procedure<text:tab/>15</text:a></text:p>
          <text:p text:style-name="P170"><text:a xlink:type="simple" xlink:href="#__RefHeading__3219_1169646922" text:style-name="Index_20_Link" text:visited-style-name="Index_20_Link">5.2.3 – Application code<text:tab/>15</text:a></text:p>
          <text:p text:style-name="P168"><text:a xlink:type="simple" xlink:href="#__RefHeading__3221_1169646922" text:style-name="Index_20_Link" text:visited-style-name="Index_20_Link">5.3 – Modified websocket frame<text:tab/>15</text:a></text:p>
          <text:p text:style-name="P170"><text:a xlink:type="simple" xlink:href="#__RefHeading__3223_1169646922" text:style-name="Index_20_Link" text:visited-style-name="Index_20_Link">5.3.1 – Objectives<text:tab/>15</text:a></text:p>
          <text:p text:style-name="P170"><text:a xlink:type="simple" xlink:href="#__RefHeading__3225_1169646922" text:style-name="Index_20_Link" text:visited-style-name="Index_20_Link">5.3.2 – Procedure<text:tab/>15</text:a></text:p>
          <text:p text:style-name="P170"><text:a xlink:type="simple" xlink:href="#__RefHeading__3227_1169646922" text:style-name="Index_20_Link" text:visited-style-name="Index_20_Link">5.3.3 – Application code<text:tab/>15</text:a></text:p>
          <text:p text:style-name="P169"><text:a xlink:type="simple" xlink:href="#__RefHeading__3195_1169646922" text:style-name="Index_20_Link" text:visited-style-name="Index_20_Link">6 – Results<text:tab/>15</text:a></text:p>
          <text:p text:style-name="P169"><text:a xlink:type="simple" xlink:href="#__RefHeading__3197_1169646922" text:style-name="Index_20_Link" text:visited-style-name="Index_20_Link">7 - Discussion<text:tab/>15</text:a></text:p>
          <text:p text:style-name="P169"><text:a xlink:type="simple" xlink:href="#__RefHeading__3199_1169646922" text:style-name="Index_20_Link" text:visited-style-name="Index_20_Link">8 – Conclusion<text:tab/>15</text:a></text:p>
        </text:index-body>
      </text:table-of-content>
      <text:h text:style-name="Heading_20_1" text:outline-level="1"/>
      <text:p text:style-name="P125"><text:span text:style-name="T36">Display whole table of content ?</text:span> </text:p>
      <text:h text:style-name="Heading_20_1" text:outline-level="1"><text:bookmark-start text:name="__RefHeading__3157_1169646922"/><text:soft-page-break/>1- Introduction <text:bookmark-end text:name="__RefHeading__3157_1169646922"/></text:h>
      <text:p text:style-name="P10"/>
      <text:h text:style-name="Heading_20_2" text:outline-level="2"><text:bookmark-start text:name="__RefHeading__3159_1169646922"/><text:span text:style-name="T55">1.1 – </text:span>HTML5 &amp; Javascript<text:bookmark-end text:name="__RefHeading__3159_1169646922"/></text:h>
      <text:p text:style-name="P46"/>
      <text:p text:style-name="P93">In order to keep up with the evolution and continuous growth of <text:span text:style-name="T28">the </text:span>Internet, web technologies have been undergoing significant upgrades. <text:span text:style-name="T29">Since 2007, the World Wide Web Consortium (W3C) has been working </text:span>on a major update<text:span text:style-name="T29"> of the core language of the web that renders and displays all web contents. This is known as the 5th revision of Hyper Text Markup Language </text:span>(<text:span text:style-name="T29">HTML5</text:span>)<text:span text:style-name="T29">. </text:span></text:p>
      <text:p text:style-name="P93"/>
      <text:p text:style-name="P92">However the slow performance of JavaScript in performing dynamic operations is a serious limiting factor to wider use. <text:s/><text:span text:style-name="T27">Improving the efficiency of JavaScript is an active field of research. The discoveries made in the field of distributed computing look encouraging.\\</text:span></text:p>
      <text:p text:style-name="P46"/>
      <text:h text:style-name="P152" text:outline-level="2"><text:bookmark-start text:name="__RefHeading__3161_1169646922"/><text:span text:style-name="T32">1.2 – Client </text:span>server communications <text:bookmark-end text:name="__RefHeading__3161_1169646922"/></text:h>
      <text:p text:style-name="P147"/>
      <text:h text:style-name="P158" text:outline-level="3"><text:bookmark-start text:name="__RefHeading__1687_1305298496"/>1.2.2 – HTTP <text:span text:style-name="T121">protocol</text:span><text:bookmark-end text:name="__RefHeading__1687_1305298496"/></text:h>
      <text:p text:style-name="P43"/>
      <text:p text:style-name="P44">Client – server communication have been built around HTTP protocol. </text:p>
      <text:p text:style-name="P146">The HTTP protocol is a request/response protocol. A client sends a request to the server in the form of a request method, URI, and protocol version, followed by a MIME-like message containing request modifiers, client information, and possible body content over a connection with a server. The server responds with a status line, including the message's protocol version and a success or error code, followed by a MIME-like message containing server information, entity metainformation, and possible entity-body content. /<text:span text:style-name="T121">citep{Reference1}</text:span></text:p>
      <text:p text:style-name="P42"/>
      <text:h text:style-name="Heading_20_3" text:outline-level="3"><text:bookmark-start text:name="__RefHeading__1689_1305298496"/>1.2.1 – History<text:bookmark-end text:name="__RefHeading__1689_1305298496"/></text:h>
      <text:p text:style-name="Text_20_body"/>
      <text:p text:style-name="P145"><text:span text:style-name="T121">Since HTTP's release in 1991, client server communication have </text:span>undergone <text:span text:style-name="T121">continuous upgrades. In the early twenties, most web pages were static. As a consequence, the client server communication were rather limited. Typically, the client would send from time to time a request to the server, the server would then answer back. All communication would then stop until the client triggered a new event.</text:span></text:p>
      <text:p text:style-name="Text_20_body">The notion of dynamic web appeared in 2005 with the apparition of technologies like Comet. Peter Lubbers describes it as the Headache 2.0 in his article <text:span text:style-name="T36">A quantum leap in scalability for the web</text:span> <text:span text:style-name="T25">\citep{Reference</text:span>15<text:span text:style-name="T25">}.</text:span>\\</text:p>
      <text:p text:style-name="Heading">Polling </text:p>
      <text:p text:style-name="P105">Polling was the first attempt for real-time communication. Instead of waiting for the client to manually ask for a page update, the browser was sends regular request to the server. This solution, however doesn't deliver real-time information and sends creates many unwanted connections.<text:span text:style-name="T33">\\</text:span></text:p>
      <text:p text:style-name="P105"><text:soft-page-break/></text:p>
      <text:p text:style-name="P110"><text:tab/><text:tab/><text:tab/><text:tab/>insert ./Figures/polling.png </text:p>
      <text:p text:style-name="Heading">Long polling </text:p>
      <text:p text:style-name="P106">Long polling is a slight step further toward server events. With this technique the browser sends a request to the server, request which is kept open for a set of time. This way as soon the server has knew data available it can notify the client.<text:span text:style-name="T33">\\</text:span></text:p>
      <text:p text:style-name="P106"/>
      <text:p text:style-name="P107"><text:tab/><text:tab/><text:tab/><text:tab/><text:span text:style-name="T56">insert ./Figures/long_polling.png </text:span><text:tab/><text:tab/></text:p>
      <text:p text:style-name="Heading">Streaming </text:p>
      <text:p text:style-name="P108">Streaming is the more efficient way of communicating. The communication still begins with a request from the browser, the difference is in the response. The server never signals the browser its message is finished. This way the connection is kept open and ready to deliver futher data <text:span text:style-name="T5">\citep{Reference</text:span><text:span text:style-name="T8">15</text:span><text:span text:style-name="T5">}</text:span>.<text:span text:style-name="T35">\\</text:span></text:p>
      <text:p text:style-name="P108"/>
      <text:p text:style-name="P109"><text:tab/><text:tab/><text:tab/><text:tab/><text:span text:style-name="T56">insert ./Figures/streaming.png </text:span></text:p>
      <text:p text:style-name="P109"/>
      <text:p text:style-name="P19"><text:span text:style-name="T49">To conclude</text:span>, <text:span text:style-name="T50">Comet-like</text:span> technologies successfully create the illusion the server initiates the communication and they even master real-time communication. <text:span text:style-name="T35">However all this solutions carry the <text:s/>overhead of HTTP.\\</text:span></text:p>
      <text:p text:style-name="P19"/>
      <text:p text:style-name="P20">The exchange of HTTP request and response involved in long polling induce a significant overhead. Every time a request is made, <text:span text:style-name="T49">unnecessary headers and cookies are exchanged \citep{Reference10</text:span>}. <text:span text:style-name="T49">\\</text:span></text:p>
      <text:p text:style-name="P20"/>
      <text:p text:style-name="P21"><text:span text:style-name="T34">Streaming is not advised when a proxy or a firewall is set up. Some proxy server are configured to buffer responses, increasing greatly the latency of the message delivery. The worst scenario beeing the proxy closing the connection after a certain amount of time. Therefore in case a proxy is detected most </text:span><text:span text:style-name="T51">Comet-like </text:span><text:span text:style-name="T34">solution fall back to long polling \citep{Reference15}.\\</text:span></text:p>
      <text:p text:style-name="P19"/>
      <text:p text:style-name="P22">Until 2011, communication on the web relied mostly on long polling techniques. However they are only “hacks” faking real-time communication and not viable for contemporary applications. On-line games for instance require really low latency and can not be developped based on long polling.\\ <text:s/></text:p>
      <text:p text:style-name="P19"/>
      <text:p text:style-name="P29">The solution to real time communication, the <text:span text:style-name="T36">WebSocket protocol came wi</text:span>th the fifth revision of HTML.</text:p>
      <text:p text:style-name="P29"/>
      <text:p text:style-name="P29"/>
      <text:h text:style-name="P159" text:outline-level="3"/>
      <text:p text:style-name="P12"/>
      <text:h text:style-name="P153" text:outline-level="2"><text:bookmark-start text:name="__RefHeading__3163_1169646922"/><text:soft-page-break/>1.3 – WebSocket<text:bookmark-end text:name="__RefHeading__3163_1169646922"/></text:h>
      <text:p text:style-name="P13"/>
      <text:p text:style-name="P15">The creation of the WebSocket protocol marks the begenning of the Living web. It is often<text:span text:style-name="T3"> referred </text:span>to <text:span text:style-name="T3">as the first major upgrade in the history of web communications. As the Web itself originally did, WebSocket enables entirely new kinds of applications. </text:span>Daily, new products are designed to stay permanently connected to the web. Websocket is the language enabling this revolution.</text:p>
      <text:p text:style-name="P50"/>
      <text:p text:style-name="P29"/>
      <text:p text:style-name="P30">The official Request For Comments <text:span text:style-name="T49">\citep{Reference1</text:span>9<text:span text:style-name="T49">}</text:span> (RFC) describes the WebSocket protocol as follows. </text:p>
      <text:p text:style-name="P30"/>
      <text:p text:style-name="P30">“The WebSocket Protocol enables two-way communication between a client running untrusted code in a controlled environment to a remote host that has opted-in to communications from that code. <text:s/>The security model used for this is the origin-based security model commonly used by web browsers. <text:s/>The protocol consists of an opening handshake followed by basic message framing, layered over TCP. <text:s/>The goal of this technology is to provide a mechanism for browser-based applications that need two-way communication with servers that does not rely on opening multiple HTTP connections.”</text:p>
      <text:p text:style-name="P15"/>
      <text:p text:style-name="P56">This sections is organized as follows. The first subsection describes the transport layer Websocket are build upon. The second subsection gives a in depth look into the anatomy of the frames. The two next subsections are about websockets security, first with the TLS protocol and then with the proxy servers. The last part details the <text:span text:style-name="T66">WebSocket protocol itself.</text:span></text:p>
      <text:p text:style-name="P31"/>
      <text:p text:style-name="P53"/>
      <text:p text:style-name="P32"/>
      <text:h text:style-name="Heading_20_3" text:outline-level="3"><text:bookmark-start text:name="__RefHeading__3165_1169646922"/>1.3.<text:span text:style-name="T65">1</text:span> Transport layer protocol <text:bookmark-end text:name="__RefHeading__3165_1169646922"/></text:h>
      <text:p text:style-name="P38"/>
      <text:p text:style-name="P34">The internet is based on two transport layer protocol<text:span text:style-name="T61">,</text:span> <text:span text:style-name="T62">t</text:span>he User Datagram Protocol (UDP) and the Transmission Control Protocol (TCP) <text:span text:style-name="T64">\citep{Reference22}</text:span>. <text:span text:style-name="T61">Both use the network layer service provided by the IP protocol</text:span>. Websocket is layered over TCP but takes the best of both.</text:p>
      <text:p text:style-name="P33"/>
      <text:p text:style-name="P95">TCP </text:p>
      <text:p text:style-name="P117"><text:span text:style-name="T38">TCP is a reliable transmission protocol. T</text:span><text:span text:style-name="T36">he data is </text:span>buffered bytes by bytes in segments and transmitted thanks to specific timers. <text:span text:style-name="T63">This flow control ensures the consistancy of the data. </text:span>Even if the data is sent in segments, every transaction is not encapsulated. Every segments sent is not read independly. That is why TCP is said to be a stream oriented<text:span text:style-name="T63"> </text:span><text:span text:style-name="T9">\citep{Reference21}</text:span><text:span text:style-name="T63">. </text:span></text:p>
      <text:p text:style-name="Heading">UDP </text:p>
      <text:p text:style-name="P116"><text:span text:style-name="T63">UDP is an unreliab</text:span><text:span text:style-name="T39">le but fast transmission </text:span><text:span text:style-name="T63">protocol. The protocol offers no guarentees the data will not be duplicated nor delivered in its integrality. It works on a best effort strategy with no flow control. To function, all the data sent needs to be received independently, it is a message oriented protocol </text:span><text:span text:style-name="T9">\citep{Reference20}.</text:span></text:p>
      <text:p text:style-name="P37"/>
      <text:p text:style-name="P27"><text:span text:style-name="T60">WebSockets </text:span>combines parts of UDP and TCP: <text:span text:style-name="T67">it is build on TCP to be reliable, but is message oriented like UDP. </text:span><text:span text:style-name="T40">Lets see Websocket's lightweight messages' anatomy.</text:span></text:p>
      <text:p text:style-name="P27"><text:soft-page-break/></text:p>
      <text:h text:style-name="Heading_20_3" text:outline-level="3"><text:bookmark-start text:name="__RefHeading__3167_1169646922"/><text:span text:style-name="T59">1.3.2 </text:span>The WebSocket frame anatomy<text:bookmark-end text:name="__RefHeading__3167_1169646922"/></text:h>
      <text:p text:style-name="P115"/>
      <text:p text:style-name="P113"><text:span text:style-name="T67">T</text:span>echniques <text:span text:style-name="T67">previous to WebSockets </text:span>carried the overhead of HTTP. WebSocket's frame anatomy provide an enormous reduction in unnecessary network traffic. </text:p>
      <text:p text:style-name="P113"/>
      <text:p text:style-name="P111"><text:tab/><text:tab/><text:tab/><text:tab/>insert ./Figures/frame.png [19]</text:p>
      <text:p text:style-name="P96"/>
      <text:p text:style-name="P97"/>
      <text:p text:style-name="P114">FIND A STUDY ABOUT HTTP OVERHEAD VS WEBSOCKET OVERHEAD </text:p>
      <text:p text:style-name="P101">In conclusion, this subsection demonstrates how lightweighted WebSocket are. Moreover, WebSocket support upstream and downstream exchanges at the same time. Together, this features allow Websocket server to handle a lot more communication. <text:span text:style-name="T69">A decreased latency is not the only advantage of WebSocket, they are also easier to set up with proxy server.</text:span></text:p>
      <text:p text:style-name="P17"/>
      <text:p text:style-name="Heading"><text:span text:style-name="T59">1.3.4 </text:span>Proxies</text:p>
      <text:p text:style-name="P103"/>
      <text:p text:style-name="P104">Proxy servers are set up between a private network and the Internet. They act like an intermediary providing content caching, security and content filtering. Proxies are particulary widespread in companies for traffic monitoring. <text:span text:style-name="T31">Traversing proxies and firewall is a problem area for many application </text:span><text:span text:style-name="T9">\citep{Reference</text:span><text:span text:style-name="T10">16</text:span><text:span text:style-name="T9">}</text:span><text:span text:style-name="T31">. </text:span></text:p>
      <text:p text:style-name="P23">When a Websocket server detects the presence of a proxy server, it automatically sets up a tunnel to pass through the proxy. <text:span text:style-name="T36">The tunnel is established by issuing an HTTP CONNECT statement to the proxy server, which requests for the proxy server to open a TCP/IP connection to a specific host and port. Once the tunnel is set up, communication can flow unimpeded through the proxy.</text:span> \citep{Reference15}.</text:p>
      <text:p text:style-name="P23"/>
      <text:p text:style-name="P23"/>
      <text:p text:style-name="P25">RACONTER DES TRUCS SUR LE PAPIER : <text:a xlink:type="simple" xlink:href="http://www.infoq.com/articles/Web-Sockets-Proxy-Servers">http://www.infoq.com/articles/Web-Sockets-Proxy-Servers</text:a></text:p>
      <text:p text:style-name="P25"/>
      <text:p text:style-name="P26"/>
      <text:p text:style-name="P35"/>
      <text:p text:style-name="P28">1.3.3 TLS</text:p>
      <text:p text:style-name="P16"/>
      <text:p text:style-name="P16"/>
      <text:p text:style-name="P16"/>
      <text:h text:style-name="P160" text:outline-level="3"><text:bookmark-start text:name="__RefHeading__3169_1169646922"/>1.3.5 – The WebSocket protocol<text:bookmark-end text:name="__RefHeading__3169_1169646922"/></text:h>
      <text:p text:style-name="P24"/>
      <text:p text:style-name="P54">The Websocket protocol was bound not been adopted unanimously by all brower straight at its <text:soft-page-break/>release. Therefore it has been designed to work with the existing Web infrastructure and to be backward-compatible. Before a Websocket communication can start, a HTTP connection must be initiated. The browser sends an Upgrade header to the server to inform him he wants to start a WebSocket connection. Switching from the HTTP protocol to the WebSocket protocol is referred to as <text:span text:style-name="T54">a </text:span>handshake <text:span text:style-name="T30">\citep{Reference1}</text:span>.\\ </text:p>
      <text:p text:style-name="P51"/>
      <text:p text:style-name="P52">GET ws://websocket.example.com/ HTTP/1.1</text:p>
      <text:p text:style-name="P52">Origin: http://example.com</text:p>
      <text:p text:style-name="P52">Connection: Upgrade</text:p>
      <text:p text:style-name="P52">Host: websocket.example.com</text:p>
      <text:p text:style-name="P52">Upgrade: websocket</text:p>
      <text:p text:style-name="P52"/>
      <text:p text:style-name="P52">If the server supports the WebSocket protocol, it sends <text:span text:style-name="T54">the following</text:span> header in response.<text:span text:style-name="T24">\\</text:span></text:p>
      <text:p text:style-name="P52"/>
      <text:p text:style-name="P52">HTTP/1.1 101 WebSocket Protocol Handshake</text:p>
      <text:p text:style-name="P52">Date: Wed, 5 May 2014 04:04:22 GMT</text:p>
      <text:p text:style-name="P52">Connection: Upgrade</text:p>
      <text:p text:style-name="P52">Upgrade: WebSocket</text:p>
      <text:p text:style-name="P52"/>
      <text:p text:style-name="P52">After the completion of the handshake <text:span text:style-name="T30">the</text:span> WebSocket connection is active and either the client or the server can send data. <text:span text:style-name="T30">The data is contained in frames, each frame is prefixed with a 4-12 bytes to ensure the message can be reconstructed. \citep{Reference10}\\</text:span></text:p>
      <text:p text:style-name="P52"/>
      <text:p text:style-name="P18">Once the WebSocket communication is over, the channel can be closed by either the client or the server.<text:span text:style-name="T24">\\</text:span></text:p>
      <text:p text:style-name="P18"/>
      <text:p text:style-name="P14"/>
      <text:p text:style-name="P15">Unlike traditional static web pages, dynamic web applications that leverage purely the HTTP protocol are incredibly costly to run. With WebSocket, the savings on server resources are enormous.</text:p>
      <text:p text:style-name="P15"/>
      <text:p text:style-name="P55">HEART BEATING PART ?? <text:s/><text:span text:style-name="T68">[23]</text:span></text:p>
      <text:p text:style-name="P13"/>
      <text:p text:style-name="P13"/>
      <text:p text:style-name="P47"/>
      <text:h text:style-name="P154" text:outline-level="2"><text:bookmark-start text:name="__RefHeading__3171_1169646922"/>1.4 – Scope of the thesis<text:bookmark-end text:name="__RefHeading__3171_1169646922"/></text:h>
      <text:p text:style-name="P45"/>
      <text:p text:style-name="P90">The <text:span text:style-name="T1">purpose of this thesis is to provide a guideline to build a Websocket cluster. The emphasizes is given to scalability and load balancing. Comprehensive tests have been conducted to evaluate the revelance of the implentation choosed in the theoritical study.</text:span></text:p>
      <text:p text:style-name="P90"/>
      <text:p text:style-name="P94">After a preliminar literrature review it appeared scientific papers provide detailed discussion on Websocket performances. However the studies are rather comparaisons of Websocket implementations or browsers performances. Therefore the experiments done in this thesis might be helpful to developpers lookin to build a websocket cluster and primarly interested in scalability and load balancing.</text:p>
      <text:p text:style-name="P91"/>
      <text:h text:style-name="Heading_20_2" text:outline-level="2"><text:bookmark-start text:name="__RefHeading__3173_1169646922"/><text:span text:style-name="T57">1.5 – </text:span><text:span text:style-name="T36">Thesis structure – </text:span><text:span text:style-name="T41">Road map ?</text:span><text:bookmark-end text:name="__RefHeading__3173_1169646922"/></text:h>
      <text:p text:style-name="P11"/>
      <text:p text:style-name="P49"><text:soft-page-break/>This thesis is structured as follows. The first chaper is about..</text:p>
      <text:p text:style-name="P11"/>
      <text:p text:style-name="P10"/>
      <text:h text:style-name="Heading_20_1" text:outline-level="1"><text:bookmark-start text:name="__RefHeading__3175_1169646922"/>2 – <text:span text:style-name="T36">Literrature review </text:span><text:span text:style-name="T21">| background ?</text:span><text:bookmark-end text:name="__RefHeading__3175_1169646922"/></text:h>
      <text:p text:style-name="P10"/>
      <text:p text:style-name="P49">This second chapter looks into the different options when implementing a Websocket server. </text:p>
      <text:p text:style-name="P49"/>
      <text:list xml:id="list8010147796502769589" text:style-name="L1">
        <text:list-header>
          <text:p text:style-name="P148"/>
          <text:p text:style-name="P148"><text:s/><text:tab/></text:p>
        </text:list-header>
      </text:list>
      <text:h text:style-name="Heading_20_2" text:outline-level="2"><text:bookmark-start text:name="__RefHeading__3177_1169646922"/>2.1 <text:span text:style-name="T102">H</text:span><text:span text:style-name="T36">omogenous implementation</text:span><text:bookmark-end text:name="__RefHeading__3177_1169646922"/></text:h>
      <text:h text:style-name="Heading_20_2" text:outline-level="2"><text:bookmark-start text:name="__RefHeading__3179_1169646922"/>2.2 <text:span text:style-name="T102">H</text:span><text:span text:style-name="T36">eterogeneous implementation</text:span><text:bookmark-end text:name="__RefHeading__3179_1169646922"/></text:h>
      <text:p text:style-name="P61">Open Computing Language (OpenCL) <text:span text:style-name="T71">by contrast with JavaScript is explicitly designed for parallel computing. \citep{Reference11}\\ </text:span></text:p>
      <text:p text:style-name="P61"/>
      <text:p text:style-name="P61">Historically, the first technology to take advantage of the massive parallel nature of GPUs was <text:span text:style-name="T72">Open Graphic Library (OpenGL)</text:span>. <text:span text:style-name="T72">OpenGL is an application programming interface (API) for rendering 2D and 3D vector graphics. Through the insertion of little pieces of C-like codes in shader, programmers realized graphic processing units (GPUs) could also be used for general programming. This became known as General Purpose computation on GPUs (GPGPU). \citep{Reference7}\\</text:span></text:p>
      <text:p text:style-name="P61"/>
      <text:p text:style-name="P62">However, shader can only provide limited features for such application<text:span text:style-name="T28">s</text:span>. As the need for more complex applications arose Apple proposed the Khronos Group to develop a more general framework OpenCL. <text:span text:style-name="T73">\citep{Reference7} OpenCL is a low-level API accelerating applications with task-parallel or data-parallel computations in a heterogeneous computing environment. \citep{Reference6} Indeed OpenCL allows not only the </text:span><text:span text:style-name="T12">usage of </text:span><text:span text:style-name="T13">C</text:span><text:span text:style-name="T12">PUs but also any processing</text:span><text:span text:style-name="T13"> </text:span><text:span text:style-name="T12">devices </text:span><text:span text:style-name="T13">like GPUs</text:span><text:span text:style-name="T12">, DSPs, accelerators and</text:span><text:span text:style-name="T71"> so on. \\</text:span></text:p>
      <text:p text:style-name="P61"/>
      <text:p text:style-name="P61">OpenCL doesn't guarantee a particular kernel will achieve peak performance on different architectures. The nature of the underlying hardware may make <text:span text:style-name="T74">induce different </text:span><text:s/>programming strategies. <text:span text:style-name="T75">Multi-core CPU architecture is definitely the more popular. But the recent specification published by Khronos <text:s/>\citep{Reference12} to take GPU computing to the web is bound to raise programmers interest toward GPUs architecture.\\</text:span></text:p>
      <text:p text:style-name="P61"/>
      <text:h text:style-name="P161" text:outline-level="3"><text:bookmark-start text:name="__RefHeading__452_253619345"/><text:span text:style-name="T93">2.2.1 Hardware</text:span> architecture <text:bookmark-end text:name="__RefHeading__452_253619345"/></text:h>
      <text:p text:style-name="Heading"><text:bookmark-start text:name="__RefHeading__112_1126209687"/>CPUs architecture<text:bookmark-end text:name="__RefHeading__112_1126209687"/></text:p>
      <text:p text:style-name="P61"/>
      <text:p text:style-name="P61">Modern CPUs are typically composed of a <text:span text:style-name="T73">few</text:span> high-frequency processor cores. CPUs perform well for a wide variety of application<text:span text:style-name="T77">s</text:span>, but they are optimal for latency sensitive workloads with minimal parallelism. <text:span text:style-name="T76">However, to increase performance during arithmetic and multimedia workloads, </text:span><text:s/><text:span text:style-name="T73">m</text:span>any CPUs also incorporate small scale use of single-instruction multiple-data (SIMD). <text:span text:style-name="T76">SIMD can not be programmed directly using plain C. It requires to call vectorized subroutines. Routines supported by OpenCL. \citep{Reference6}\\</text:span></text:p>
      <text:p text:style-name="P61"/>
      <text:p text:style-name="Heading"><text:bookmark-start text:name="__RefHeading__114_1126209687"/><text:soft-page-break/>GPUs architecture<text:bookmark-end text:name="__RefHeading__114_1126209687"/></text:p>
      <text:p text:style-name="P61"/>
      <text:p text:style-name="P61">Contemporary GPUs are composed of hundreds of processing units running at low frequency. </text:p>
      <text:p text:style-name="P63">As a result GPUs are able to execute tens of thousands of threads. It is this ability which make<text:span text:style-name="T77">s</text:span> them so much more effective then CPUs in a highly parallel environment. Some research even <text:span text:style-name="T78">claims</text:span> a <text:s/>speedup in the order of 200x over JavaScript. \citep{Reference4}<text:span text:style-name="T24">\\</text:span></text:p>
      <text:p text:style-name="P61"/>
      <text:p text:style-name="P61">The GPU processing units are typically organized in SIMD clusters controlled by single instruction decoder<text:span text:style-name="T77">s</text:span>, with shared access to fast on-chip caches and shared memories. Massively parallel arithmetic-heavy hardware design enables GPUs to achieve single-precision floating point arithmetic rates approaching 2 trillions of instructions per second (TFLOPS). \citep{Reference6}<text:span text:style-name="T24">\\</text:span></text:p>
      <text:p text:style-name="P64"/>
      <text:p text:style-name="P61">Although GPUs are powerful computing devices, <text:span text:style-name="T79">currently they still often require <text:s/>management by a host CPU. Fortunately OpenCL was designed to be used in heterogeneous environment. It abstracts CPUs and GPUs as “compute devices”. After which, applications can query device attributes to determine the properties of the available compute units and memory systems. \citep{Reference6} \\</text:span></text:p>
      <text:p text:style-name="P61"/>
      <text:p text:style-name="P65">All the same, even if OpenCL's API hides the trickiest part of parallel programming a good understanding of the underlying <text:span text:style-name="T78">memory model</text:span> of OpenCL leads to more efficient codding.<text:span text:style-name="T24">\\</text:span></text:p>
      <text:p text:style-name="P66"/>
      <text:h text:style-name="P162" text:outline-level="3"><text:bookmark-start text:name="__RefHeading__460_253619345"/><text:span text:style-name="T93">2.2.2</text:span> – OpenCL<text:span text:style-name="T81">'s</text:span> <text:span text:style-name="T82">memory model</text:span><text:bookmark-end text:name="__RefHeading__460_253619345"/></text:h>
      <text:p text:style-name="Heading"><text:bookmark-start text:name="__RefHeading__118_1126209687"/>Platform model<text:bookmark-end text:name="__RefHeading__118_1126209687"/></text:p>
      <text:p text:style-name="P66"/>
      <text:p text:style-name="P66"><text:span text:style-name="T80">CPU and GPU are called “compute devices”. </text:span>A <text:span text:style-name="T80">single </text:span>host regroups one or more <text:span text:style-name="T83">compute </text:span>devices and has its own memory. Each <text:span text:style-name="T83">compute </text:span>device is composed of one or more <text:span text:style-name="T80">cores also called “</text:span>compute units”. Each compute <text:span text:style-name="T83">unit</text:span> has its own memory <text:span text:style-name="T80">and</text:span> is divided in<text:span text:style-name="T77">to</text:span> one or more <text:span text:style-name="T29">single-instruction multiple-data (</text:span>SIMD<text:span text:style-name="T83">) threads or “processing elements”</text:span> <text:span text:style-name="T80">with</text:span> its own memory. \citep{Reference7}<text:span text:style-name="T24">\\</text:span></text:p>
      <text:p text:style-name="P66"/>
      <text:p text:style-name="P112"><text:tab/><text:tab/><text:tab/>insert ./Figures/plateform_model.png [7]</text:p>
      <text:p text:style-name="Heading"><text:bookmark-start text:name="__RefHeading__454_253619345"/>Memory model<text:bookmark-end text:name="__RefHeading__454_253619345"/></text:p>
      <text:p text:style-name="P68"/>
      <text:p text:style-name="P68">OpenCL defines 4 types of memory spaces within a <text:span text:style-name="T84">c</text:span>ompute <text:span text:style-name="T84">d</text:span>evice. A<text:span text:style-name="T85"> large high-latency “global” memory corresponding</text:span> to the device RAM. This is <text:span text:style-name="T86">a none cached memory </text:span><text:s/>where the data <text:span text:style-name="T26">is</text:span> stored and is available to all items. A <text:span text:style-name="T85">small low-latency read-only “constant” memory </text:span>which is cached<text:span text:style-name="T85">. </text:span>A <text:span text:style-name="T85">shared “local” memory accessible from multiple processing elements within the same compute unit and a “private” memory accessible within each processing element. This last type of memory is very fast and is the register of the items. \citep{Reference6} The last and least used <text:s/>kind of memory is texture memory, which is similar to global memory but is cached. \citep{Reference7}\\</text:span></text:p>
      <text:p text:style-name="P68"/>
      <text:p text:style-name="P86"><text:tab/><text:tab/><text:tab/>insert ./Figures/memory_model.png [7]</text:p>
      <text:p text:style-name="P67"/>
      <text:p text:style-name="P68"/>
      <text:p text:style-name="P69"><text:span text:style-name="T84">In conclusion, OpenCL provides a fairly easy way to write parallel code but t</text:span>o reach an optimal performance / memory access trade off programmers must choose carefully in <text:span text:style-name="T84">where to save their variables in</text:span> memory space<text:span text:style-name="T83">.</text:span></text:p>
      <text:p text:style-name="Heading"><text:bookmark-start text:name="__RefHeading__456_253619345"/><text:soft-page-break/>Global and local IDs<text:bookmark-end text:name="__RefHeading__456_253619345"/></text:p>
      <text:p text:style-name="P70"/>
      <text:p text:style-name="P71">Finally, at an even lower level, <text:span text:style-name="T87">work-</text:span>items are scheduled <text:span text:style-name="T87">in work – groups. T</text:span>his is the smallest unit of parallelism on a device. Individual <text:span text:style-name="T87">work-</text:span>items in a <text:span text:style-name="T87">work – group </text:span><text:s/>start together at the same program address, but they have their own address counter and register state and are therefore free to branch and execute independently. <text:span text:style-name="T82">\citep{Reference7}\\</text:span></text:p>
      <text:p text:style-name="P71"/>
      <text:p text:style-name="P70"/>
      <text:p text:style-name="P71"/>
      <text:p text:style-name="P71"/>
      <text:p text:style-name="P87"><text:tab/><text:tab/><text:tab/>insert ./Figures/ID.png [7]</text:p>
      <text:p text:style-name="P72"/>
      <text:p text:style-name="P72"/>
      <text:p text:style-name="P71"/>
      <text:p text:style-name="P71"/>
      <text:p text:style-name="P70"><text:span text:style-name="T88">O</text:span>n a CPU, operating systems often swap two threads on and off execution channels. Threads (cores ) are generally heavyweight entities and those context switches are therefore expensive. By comparison, threads on a GPU ( work-items ) are extremely lightweight entities. <text:span text:style-name="T88">Furthermore</text:span> <text:span text:style-name="T88">in GPUs</text:span>, registers are allocated to active threads only. <text:span text:style-name="T89">Once threads are complete, its resources are de - allocated. <text:s/>Thus no swapping of registers and state occurs between GPU threads. \citep{Reference7}\\</text:span></text:p>
      <text:p text:style-name="P61"/>
      <text:p text:style-name="P73"><text:span text:style-name="T4">As </text:span><text:span text:style-name="T14">can be deduced from</text:span><text:span text:style-name="T4"> this section </text:span><text:span text:style-name="T14">in </text:span><text:span text:style-name="T4">the </text:span><text:span text:style-name="T14">underlying </text:span><text:span text:style-name="T4">memory model, OpenCL is a fairly low-level API. </text:span><text:span text:style-name="T15">Moreover t</text:span><text:span text:style-name="T90">he programming language used</text:span> is a derivate of the C language based on C99. A language web developers will most likely be unfamiliar with. But Khronos anticipated this and developed the web computing language (WebCL). \citep{Reference12}</text:p>
      <text:p text:style-name="P61"/>
      <text:p text:style-name="P61"/>
      <text:h text:style-name="Heading_20_3" text:outline-level="3"><text:bookmark-start text:name="__RefHeading__116_1126209687"/><text:span text:style-name="T94">2.2.3 </text:span>– WebCL <text:bookmark-end text:name="__RefHeading__116_1126209687"/></text:h>
      <text:p text:style-name="P118"/>
      <text:p text:style-name="P74">WebGL and WebCL are JavaScript APIs over OpenGL and OpenCL's API. \citep{Reference12} This allows web developers to stay in an environment they are used to. \citep{Reference11} \\</text:p>
      <text:p text:style-name="P74"/>
      <text:p text:style-name="P75"/>
      <text:p text:style-name="P75">In the first place, <text:span text:style-name="T91">OpenCL was developed because of web browser's increasing </text:span>need <text:span text:style-name="T26">for</text:span> <text:span text:style-name="T91">more </text:span>computational p<text:span text:style-name="T91">ower. A necessity which arose from heavy 3D graphics applications such as on-line games and augmented reality. However, OpenCL doesn’t provide any rendering capability, it only processes huge amounts of data. \citep{Reference7} That is why OpenCL was designed for inter-operation with OpenGL. WebCL/WebGL interoperability builds on that available for OpenCL/OpenGL.\\ WebCL provides a</text:span><text:span text:style-name="T15">n API for safely sharing </text:span><text:span text:style-name="T16">buffers with OpenCL. This buffer is</text:span><text:span text:style-name="T15"> inside the GPU </text:span><text:span text:style-name="T16">which </text:span><text:span text:style-name="T17">avoid</text:span><text:span text:style-name="T16">s </text:span><text:span text:style-name="T17">the back and forth copy of data when switching between OpenGL and OpenCL processes. \citep{Reference13}</text:span><text:span text:style-name="T7">\\</text:span></text:p>
      <text:p text:style-name="P75"/>
      <text:p text:style-name="P60"><text:span text:style-name="T7">G</text:span><text:span text:style-name="T4">PU computing is quite a new notion. But it is a fast evolving field of research. </text:span><text:span text:style-name="T18">Single GPU</text:span><text:span text:style-name="T6">s</text:span><text:span text:style-name="T18"> are not enough anymore, the trend is </text:span><text:span text:style-name="T6">moving towards</text:span><text:span text:style-name="T18"> GPU clusters.</text:span></text:p>
      <text:h text:style-name="Heading_20_3" text:outline-level="3"><text:bookmark-start text:name="__RefHeading__616_1067647718"/><text:span text:style-name="T19">2.</text:span><text:span text:style-name="T20">2.</text:span><text:span text:style-name="T19">4</text:span><text:span text:style-name="T4"> – GPU </text:span><text:span text:style-name="T18">cluster</text:span><text:span text:style-name="T6">s</text:span><text:bookmark-end text:name="__RefHeading__616_1067647718"/></text:h>
      <text:p text:style-name="P102"/>
      <text:p text:style-name="P76">Most OpenCL applications can utilize only devices of the hosting computer. <text:span text:style-name="T92">In order to run an </text:span><text:soft-page-break/><text:span text:style-name="T92">application on a cluster, previously the program needed to be split to take advantage of all devices. </text:span>Virtual OpenCL (V<text:span text:style-name="T92">irtual</text:span>CL) <text:span text:style-name="T92">is a wrapper for OpenCL. VirtualCL provides a platform where all the cluster devices are seen as if located on the same hosting node. Basically, the user starts the application on the master node then VirtualCL transparently runs the kernels of the application on the worker nodes. Applications written with VirtualCL don't only benefit from the reduced programming complexity of a single computer, but also from the availability of shared memory and lower granularity parallelism. \citep{Reference14} \\</text:span></text:p>
      <text:p text:style-name="P75"/>
      <text:p text:style-name="P60"><text:span text:style-name="T7">T</text:span><text:span text:style-name="T4">his first section dedicated to OpenCL introduced how web browsers intend to improve their computational capacities. The second section is on WebSockets. WebSockets is one of the major improvement of brought by HTML5.</text:span><text:span text:style-name="T11"> It provides a revolutionary communication way between client and server. </text:span><text:span text:style-name="T4">It is also probably the most resource consuming protocol of HTML5 and thus one <text:s text:c="2"/>of the reason</text:span><text:span text:style-name="T6">s</text:span><text:span text:style-name="T4"> OpenCL and WebCL were developed.</text:span></text:p>
      <text:h text:style-name="Heading_20_2" text:outline-level="2"><text:bookmark-start text:name="__RefHeading__3181_1169646922"/><text:span text:style-name="T70">2.3 </text:span><text:span text:style-name="T36">WebSocket &amp; overhead</text:span><text:bookmark-end text:name="__RefHeading__3181_1169646922"/></text:h>
      <text:p text:style-name="P59"/>
      <text:p text:style-name="P36">Tobias Oberstein<text:span text:style-name="T55">'s</text:span> article <text:span text:style-name="T53">\citep{Reference</text:span>17<text:span text:style-name="T53">}</text:span>gives a good insight <text:span text:style-name="T55">on the overall overhead of WebSockets. The most interesting beeing the study of the overheads introduced by the other protocol coupled with Websockets. The following table presents </text:span><text:span text:style-name="T37">purely</text:span><text:span text:style-name="T52"> </text:span><text:span text:style-name="T55">WebSocket's overhead in octets in function of the payload.</text:span></text:p>
      <text:p text:style-name="P98"/>
      <text:p text:style-name="P98"><text:tab/><text:tab/><text:span text:style-name="T56">insert ./Figures/frame_overhead.png [17] <text:s/>( peut etre faire un tableau est mieux )</text:span></text:p>
      <text:p text:style-name="P98"/>
      <text:p text:style-name="P99">The experiment carried in his article shows the TCP/IP protocol alone dwarfs the overhead of <text:span text:style-name="T58">the </text:span><text:s/>WebSocket <text:span text:style-name="T58">protocol</text:span>. The results are even worse in case <text:span text:style-name="T58">the TLS protocol is used to make</text:span> WebSocket <text:span text:style-name="T58">more secure</text:span>. </text:p>
      <text:p text:style-name="P100">When running plain TCP, the frame sent by the browser looks like following <text:span text:style-name="T53">\citep{Reference17}</text:span>. </text:p>
      <text:p text:style-name="P100"/>
      <text:p text:style-name="P100">TCP/IP segment | WebSocket frame hdr | WebSocket msg1 payload</text:p>
      <text:p text:style-name="P100">TCP/IP segment | WebSocket frame hdr | WebSocket msg1 payload</text:p>
      <text:p text:style-name="P100">TCP/IP segment | WebSocket frame hdr | WebSocket msg1 payload</text:p>
      <text:p text:style-name="P99"/>
      <text:p text:style-name="P100">One solution proposed to lessen unnecessary communication is for the application to queue individual messages and then to batch them at regular intervals in a single message <text:span text:style-name="T53">\citep{Reference17}</text:span>.</text:p>
      <text:p text:style-name="P100"/>
      <text:p text:style-name="P100">TCP/IP segment |</text:p>
      <text:p text:style-name="P100"><text:s text:c="8"/>WebSocket frame hdr |</text:p>
      <text:p text:style-name="P100"><text:s text:c="12"/>WebSocket msg1 payload</text:p>
      <text:p text:style-name="P100"><text:s text:c="12"/>WebSocket msg2 payload</text:p>
      <text:p text:style-name="P100"><text:soft-page-break/><text:s text:c="12"/>WebSocket msg3 payload</text:p>
      <text:p text:style-name="P100"/>
      <text:p text:style-name="P46"/>
      <text:p text:style-name="P10"/>
      <text:h text:style-name="Heading_20_1" text:outline-level="1"><text:bookmark-start text:name="__RefHeading__3183_1169646922"/><text:span text:style-name="T2">3</text:span> – <text:span text:style-name="T118">Scalability and load balancing</text:span><text:bookmark-end text:name="__RefHeading__3183_1169646922"/></text:h>
      <text:p text:style-name="Text_20_body"/>
      <text:p text:style-name="P126">The growth of distributed computing has changed the way web application are designed and implemented. If compared with today standards, applications used to be <text:span text:style-name="T103">deployed</text:span> <text:span text:style-name="T44">so as to say</text:span><text:span text:style-name="T103"> </text:span>at prototype stage. <text:span text:style-name="T44">That is, </text:span><text:span text:style-name="T45">they were</text:span><text:span text:style-name="T36"> design</text:span>ed to work on a fixed number of servers and not able to ajust as the userbase grow<text:span text:style-name="T103">s</text:span>. <text:span text:style-name="T103">As the number of connections increases, the load on the servers rises and thus the latency grows. Ideally, an application should aim at a </text:span><text:span text:style-name="T44">stabil late</text:span><text:span text:style-name="T103">ncy, otherwise two main problem are bond to occur. </text:span></text:p>
      <text:p text:style-name="P126"><text:span text:style-name="T103">On the server side, the nodes begin to be overl.oaded and struggle to service the client with reasonable response time. This first problem, <text:s/>annoying enough for real-time application can generate even worse consequences. If the servers are overwhelmed they buffer the responses to the clients and then catch up and flood the clients when the load goes down. The </text:span><text:span text:style-name="T44">sudden rush </text:span><text:span text:style-name="T103">of message can provoke an unexpected behavior from the servers and can even lead to disconnections.</text:span></text:p>
      <text:p text:style-name="P81">Nowadays, designing an application without scalability <text:span text:style-name="T104">and load balancing </text:span>in mind is unimaginable. <text:s text:c="2"/><text:span text:style-name="T45">Historically, the reaction to an overloaded the server has</text:span><text:span text:style-name="T104"> </text:span><text:span text:style-name="T45">always been to scale up.</text:span></text:p>
      <text:p text:style-name="P81"/>
      <text:p text:style-name="P81"/>
      <text:p text:style-name="P80"/>
      <text:h text:style-name="P155" text:outline-level="2"><text:bookmark-start text:name="__RefHeading__5652_1169646922"/>3.1 – <text:span text:style-name="T119">Scaling an application</text:span><text:bookmark-end text:name="__RefHeading__5652_1169646922"/></text:h>
      <text:h text:style-name="Heading_20_3" text:outline-level="3"><text:bookmark-start text:name="__RefHeading__1691_1305298496"/>3.1.1 – Scaling up<text:bookmark-end text:name="__RefHeading__1691_1305298496"/></text:h>
      <text:p text:style-name="P127">Scaling up or vertically basically means upgrading the infrastructure. Depending on the needs of the application, the pr<text:span text:style-name="T106">o</text:span>cessor, the memory ,the storage or the network connectivity can be improved.<text:span text:style-name="T108">\\</text:span></text:p>
      <text:p text:style-name="P82">Further performance can be gained by dividing tasks. I<text:span text:style-name="T36">t only requires </text:span>to identify the services <text:s/>running idenpendantly or the using message based communication. Those could then be relocated on different nodes.<text:span text:style-name="T108">\\</text:span></text:p>
      <text:p text:style-name="P82"/>
      <text:p text:style-name="P83"><text:span text:style-name="T107">The main advantage of scaling vertically is it does not involve any software changes and little infrastructure changes. Therefore it is an easy way to increase performances. However for large application, scaling up might prove impossible or at least not economicaly profitable. In case the application al</text:span><text:span text:style-name="T46">ready takes advantage o</text:span><text:span text:style-name="T107">f the lastest generation of hardware, the tiniest increase in performance will impact greatly the prices. For example, a high range processor offering ten pourcent more computation power is going to be many times more expensive. Similarly, a memory upgrade could require remplacing all current modules for higher density ones \citep{Reference1}.\\</text:span></text:p>
      <text:p text:style-name="Standard"/>
      <text:p text:style-name="P84">Moreover, scaling up neither answers availability nor uptime concerns. The system is monolithic and has a single point of failure. Most contemporary application rely on parallel computing to resolve this problem and also to further increase performances.\\</text:p>
      <text:p text:style-name="P85"/>
      <text:h text:style-name="Heading_20_3" text:outline-level="3"><text:bookmark-start text:name="__RefHeading__1693_1305298496"/><text:soft-page-break/>3.<text:span text:style-name="T106">1.</text:span>2 – Scal<text:span text:style-name="T105">ing </text:span>out<text:bookmark-end text:name="__RefHeading__1693_1305298496"/></text:h>
      <text:p text:style-name="P143"><text:tab/><text:tab/><text:tab/><text:tab/></text:p>
      <text:p text:style-name="P132">Scaling out or horizontally, answers most of the problems unsolved by scaling vertically. In a first approach lets ignore the software complexity. Then scaling out offers almost unlimitted performance increase and at low cost! If the application is designed with to profit of being spread out on multiple nodes, the performance of an infrastructure can be doubled by simply using twice as much servers. Also it is fairly easy to add some redundant server to insure uptime. Plus, compared to scaling up in this case once the sofware is developped the costs are linear.<text:span text:style-name="T111">\\</text:span></text:p>
      <text:p text:style-name="P129">When scaling out, the infrastructure implementation is not as much a problem as the code implementation. The expenses are shifted from hardware to developpment costs.\\</text:p>
      <text:p text:style-name="Heading">Code implementation</text:p>
      <text:p text:style-name="P131">Developping a parallel code is quite complicated and all applications can not be parallized. In 1967 Gene M. Amdhal defined the so called Amdahl's law which still today defines the maximum expected speedup when when application is parallelized \citep{Reference28}. \\</text:p>
      <text:p text:style-name="P134">Each software can be divided in two separete parts, the parallel part and the sequential part. Parallel computing does not improve the sequential part. If a the code is mainly sequential, then increasing the number of processors will only cause the parallel part to finish first and stay idle waiting for the sequential part to finish.\\</text:p>
      <text:p text:style-name="P89"><text:span text:style-name="T112">Assuming</text:span> P is the portion of a program that can be parallelized and 1 - P <text:s/>is the portion that remains serial, then the maximum speedup that can be achieved using N processors is: </text:p>
      <text:p text:style-name="P89"/>
      <text:p text:style-name="P89"><text:tab/><text:span text:style-name="T112">Speedup = 1/ [ (1-P) +P/N ]</text:span></text:p>
      <text:p text:style-name="P89"/>
      <text:p text:style-name="P89">If 70% of the program can be run in parallel (P = 0.7) the maximum expected speedup with 4 processors would be: </text:p>
      <text:p text:style-name="P89"/>
      <text:p text:style-name="P89"><text:tab/><text:span text:style-name="T113">Speedup = 1/[ (1-0.7) + 0.7/4 ] = 2.105</text:span></text:p>
      <text:p text:style-name="P89"/>
      <text:p text:style-name="P88">When the N tends to infinity, P/N tends to zero. As a result when the number of processors reach a certain point, the speed up will be 1/(1 -P).</text:p>
      <text:p text:style-name="P88"/>
      <text:p text:style-name="P88"><text:tab/>Speedup = 1/ (1-0.7) = 3.33 </text:p>
      <text:p text:style-name="P88"/>
      <text:p text:style-name="P88"><text:span text:style-name="T36">CHANGE NUMBER</text:span> <text:span text:style-name="T36"><text:s/>add N → oo</text:span></text:p>
      <text:p text:style-name="P58"/>
      <text:p text:style-name="P136"><text:span text:style-name="T110"><text:s/>Nathan </text:span><text:span text:style-name="T48">T. Hayes's pa</text:span><text:span text:style-name="T110">per for Sunfish Studio \citep{Reference27} studies the how parallel computing can profit the motion picture industrie. The following chart present the maximum speedup which can be expected from an application in function of the pourcentage of parallel code in the programme.\</text:span></text:p>
      <text:p text:style-name="P135"/>
      <text:p text:style-name="P133"><text:tab/><text:tab/><text:tab/><text:tab/><text:span text:style-name="T22">insert ./Figures/</text:span><text:span text:style-name="T4">amdhal</text:span><text:span text:style-name="T22">.png [</text:span><text:span text:style-name="T4">27</text:span><text:span text:style-name="T22">]</text:span></text:p>
      <text:p text:style-name="P137"/>
      <text:p text:style-name="P138"><text:soft-page-break/>However, Amdahl's law is based on assumption which are hardly verified in pratique. Following are <text:s/>sumed up reasons not to give to much importance to Amdahl's law \citep{Reference29}</text:p>
      <text:p text:style-name="P138">- The number of thread is not always always equivalent to the number of processors.</text:p>
      <text:p text:style-name="P138">- The parallel portion does not have <text:span text:style-name="T114">a </text:span>perfect speedup. Computation power is <text:span text:style-name="T114">used for communication between processus. Also some ressources like caches and bandwidth have to be shared across all the processors.</text:span></text:p>
      <text:p text:style-name="P139">- <text:span text:style-name="T114">Allocating, delocating and switching threads introduce overhead, overhead growing linearly with the number of thread.</text:span></text:p>
      <text:p text:style-name="P139">- <text:span text:style-name="T117">Even an optimized code will not have perfectly synchronised threads, at some point some processus will have to wait for others to finish.<text:tab/></text:span></text:p>
      <text:p text:style-name="P142"/>
      <text:p text:style-name="P140">Amdahl's law has long been used as an argument against massively parallel processing. In 1988 Gustafson law <text:span text:style-name="T115">came as an alternative to Amdahl's law to estimate the speedup. In both law, the sequential portion of the problem is supposed to stay constant. But in Gustafson's law the overall problem size grows proportionally to the number of cores. As a result, Gustafson's gives slightly different results to Amdahl's and encourage the use of parallel computing.\\</text:span></text:p>
      <text:p text:style-name="P141">However later studies tends to contest the legimity of both laws. Yuan Shi's paper \citep{Reference3<text:span text:style-name="T116">0</text:span>} even proves both theory are but two different interpretations of the same law. He conclude<text:span text:style-name="T117">s</text:span> his study by saying these laws are too minimalist and what computer scientist really need is a practical engineering tool that can help the community to identify performance critical factors.<text:span text:style-name="T116">\\</text:span></text:p>
      <text:p text:style-name="Heading">Infrastructure implementation</text:p>
      <text:p text:style-name="P130"><text:span text:style-name="T36">Figures x </text:span>, shows <text:span text:style-name="T109">a web application where each independent services have already been splitted on different servers. Assuming the hardware is also optimized, this application cannot be increased further by scaling up techniques. The only way to increase performance is to scale out and use for example three <text:s/>servers for the web services. However this introduces a new problem, a third party </text:span><text:span text:style-name="T47">most command </text:span><text:span text:style-name="T109">these servers. This server also called load balancer is in charge of distributing the work between the worker and completely hides the complexity to the user. </text:span></text:p>
      <text:p text:style-name="P128"/>
      <text:p text:style-name="P128"><text:span text:style-name="T22"><text:tab/><text:tab/><text:tab/><text:tab/>insert ./Figures/</text:span><text:span text:style-name="T23">scaling_out</text:span><text:span text:style-name="T22">.png [1]</text:span></text:p>
      <text:h text:style-name="P156" text:outline-level="2"><text:bookmark-start text:name="__RefHeading__1695_1305298496"/>3.<text:span text:style-name="T120">2</text:span> – Load balancing<text:bookmark-end text:name="__RefHeading__1695_1305298496"/></text:h>
      <text:p text:style-name="P144">Once the system is spread across a cluster, the final step to distribute the application is to plan how requests are dispatched across the available ressources.</text:p>
      <text:p text:style-name="P144"/>
      <text:h text:style-name="Heading_20_1" text:outline-level="1"><text:bookmark-start text:name="__RefHeading__1697_1305298496"/><text:soft-page-break/>4 – Design and implementation<text:bookmark-end text:name="__RefHeading__1697_1305298496"/></text:h>
      <text:h text:style-name="P157" text:outline-level="2"><text:bookmark-start text:name="__RefHeading__1699_1305298496"/>4.1 – Presentation of the topcloud's SocketCluster API<text:bookmark-end text:name="__RefHeading__1699_1305298496"/></text:h>
      <text:h text:style-name="Heading_20_1" text:outline-level="1"><text:bookmark-start text:name="__RefHeading__3185_1169646922"/><text:span text:style-name="T118">5</text:span> – <text:span text:style-name="T3">Experiments</text:span><text:bookmark-end text:name="__RefHeading__3185_1169646922"/></text:h>
      <text:p text:style-name="P10"/>
      <text:p text:style-name="P57">MAYBE DETAIL THE DIFFERENT KIND OF TEST POSSIBLE ?</text:p>
      <text:p text:style-name="P57"/>
      <text:p text:style-name="P39">The experiment carried out in this thesis are testing the load <text:span text:style-name="T95">the </text:span>websocket server <text:span text:style-name="T95">can support</text:span>. <text:span text:style-name="T95">Load testing is extremely important in web applications. It is divided in two <text:s/>categories, throughput and concurrency tests. Throughput tests evaluate the rate at which a web application can process transactions. Concurrency tests rather focus on analizing how many simultaneous user sessions the application can handle \citep{Reference24}. </text:span></text:p>
      <text:p text:style-name="P39"/>
      <text:p text:style-name="P40">To sum up, the throughput test basically consist in firing request to a web server until it reach its limits. The concurrency test is more tricky, a procedure must be invented to simulate the users behavior<text:span text:style-name="T96">s, making it a more realistic test though more time consuming. </text:span><text:span text:style-name="T36">Industries looking to reduce developp</text:span><text:span text:style-name="T42">ement</text:span><text:span text:style-name="T36"> costs tend to </text:span><text:span text:style-name="T42">forget about the concurrency tests.</text:span></text:p>
      <text:p text:style-name="P41"/>
      <text:h text:style-name="Heading_20_2" text:outline-level="2"><text:bookmark-start text:name="__RefHeading__3187_1169646922"/><text:span text:style-name="T118">5</text:span>.1 – <text:span text:style-name="T101">Single server</text:span><text:bookmark-end text:name="__RefHeading__3187_1169646922"/></text:h>
      <text:h text:style-name="P163" text:outline-level="3"><text:bookmark-start text:name="__RefHeading__3209_1169646922"/><text:span text:style-name="T118">5</text:span>.1.1 – Objectives<text:bookmark-end text:name="__RefHeading__3209_1169646922"/></text:h>
      <text:p text:style-name="P119"/>
      <text:p text:style-name="P120">This first test doesn't take advantage of the socket cluster. The goal is to see how many concurrent connections a single server can handle. The underlying goal is to see if the number of servers in data center could be minimize<text:span text:style-name="T97">d</text:span> to reduce electricity consumption. <text:span text:style-name="T97">This test has been brought to my attention after reading the “Fastest million “ paper published by Kaazing industrie. This paper describes how they manage to have a million concurrent websocket connection a single rack \citep{Reference25}. </text:span></text:p>
      <text:p text:style-name="P121"><text:span text:style-name="T43">Moreover I exchanged a coupl</text:span><text:span text:style-name="T98">e of e-mails with</text:span> “Jonathan Gros-Dubois”, the creator of “SocketCluster” <text:span text:style-name="T98">\citep{Reference26}</text:span>, the library I am using to create my Websocket cluster. <text:span text:style-name="T98">He a</text:span><text:span text:style-name="T43">lso expressed his </text:span><text:span text:style-name="T98">interest in seing how much concurrent connection SocketCluster can </text:span><text:span text:style-name="T43">support.</text:span></text:p>
      <text:h text:style-name="P165" text:outline-level="3"><text:bookmark-start text:name="__RefHeading__3211_1169646922"/><text:span text:style-name="T118">5</text:span>.1.<text:span text:style-name="T99">2</text:span> – Procedure<text:bookmark-end text:name="__RefHeading__3211_1169646922"/></text:h>
      <text:p text:style-name="P119"/>
      <text:p text:style-name="P122">The experiment is carried on a server composed of four Xeon <text:span text:style-name="T99">cores at 3GHz and 8G of ram. A million concurrent connection can not be expected. But it will be a starting point for the following experiment.</text:span></text:p>
      <text:p text:style-name="P79"/>
      <text:p text:style-name="P5">- <text:span text:style-name="T100">Every three seconds each</text:span> client sends <text:span text:style-name="T100">a ping-pong</text:span> message <text:span text:style-name="T100">t</text:span>o the server.</text:p>
      <text:p text:style-name="P5">- <text:span text:style-name="T99">Every seconds 500 new clients are created.</text:span></text:p>
      <text:p text:style-name="P8"/>
      <text:p text:style-name="P2"/>
      <text:h text:style-name="Heading_20_3" text:outline-level="3"><text:bookmark-start text:name="__RefHeading__3191_1169646922"/><text:soft-page-break/><text:span text:style-name="T118">5</text:span>.1.<text:span text:style-name="T99">3</text:span> – Application code<text:bookmark-end text:name="__RefHeading__3191_1169646922"/></text:h>
      <text:p text:style-name="P1"><text:tab/><text:tab/><text:tab/><text:tab/><text:tab/><text:tab/><text:tab/><text:tab/><text:tab/></text:p>
      <text:h text:style-name="Heading_20_2" text:outline-level="2"><text:bookmark-start text:name="__RefHeading__3213_1169646922"/><text:span text:style-name="T118">5</text:span>.2 – <text:span text:style-name="T101">Cluster of server</text:span><text:bookmark-end text:name="__RefHeading__3213_1169646922"/></text:h>
      <text:p text:style-name="P48"/>
      <text:h text:style-name="P165" text:outline-level="3"><text:bookmark-start text:name="__RefHeading__3215_1169646922"/><text:span text:style-name="T118">5</text:span>.<text:span text:style-name="T99">2</text:span>.1 – Objectives<text:bookmark-end text:name="__RefHeading__3215_1169646922"/></text:h>
      <text:p text:style-name="P3"/>
      <text:p text:style-name="P8">The main objectives of this first experiment are : </text:p>
      <text:p text:style-name="P5"/>
      <text:p text:style-name="P8">- Confirm the <text:span text:style-name="T2">Websocket</text:span> cluster is working seamlessly.</text:p>
      <text:p text:style-name="P8">- Check how scalable the cluster is.</text:p>
      <text:p text:style-name="P8">- Verify the load balancing is effective.</text:p>
      <text:p text:style-name="P4"/>
      <text:h text:style-name="P166" text:outline-level="3"><text:bookmark-start text:name="__RefHeading__3217_1169646922"/><text:span text:style-name="T118">5</text:span>.<text:span text:style-name="T99">2</text:span>.<text:span text:style-name="T99">2</text:span> – Procedure<text:bookmark-end text:name="__RefHeading__3217_1169646922"/></text:h>
      <text:p text:style-name="P7">- <text:span text:style-name="T100">Every three seconds each</text:span> client sends <text:span text:style-name="T100">a ping-pong</text:span> message <text:span text:style-name="T100">t</text:span>o the server.</text:p>
      <text:p text:style-name="P7">- <text:span text:style-name="T99">Every seconds 500 new clients are created.</text:span></text:p>
      <text:p text:style-name="P6"/>
      <text:p text:style-name="P9"/>
      <text:h text:style-name="Heading_20_3" text:outline-level="3"><text:bookmark-start text:name="__RefHeading__3219_1169646922"/><text:span text:style-name="T118">5</text:span>.2.3 – Application code<text:bookmark-end text:name="__RefHeading__3219_1169646922"/></text:h>
      <text:p text:style-name="Text_20_body"/>
      <text:h text:style-name="Heading_20_2" text:outline-level="2"><text:bookmark-start text:name="__RefHeading__3221_1169646922"/><text:span text:style-name="T118">5</text:span>.3 – <text:span text:style-name="T101">M</text:span>odified <text:span text:style-name="T99">websocket </text:span>frame<text:bookmark-end text:name="__RefHeading__3221_1169646922"/></text:h>
      <text:h text:style-name="P164" text:outline-level="3"><text:bookmark-start text:name="__RefHeading__3223_1169646922"/><text:span text:style-name="T118">5</text:span>.3.1 – Objectives<text:bookmark-end text:name="__RefHeading__3223_1169646922"/></text:h>
      <text:p text:style-name="P123">As seen in section 2.3, most of the overhead does not come from the WebSocket protocol itself but from the other protocols WebSocket is layered on. The goal in this experiment is to modify the frame <text:span text:style-name="T100">anatomy to reduce the use of these heavyweight protocols. </text:span></text:p>
      <text:h text:style-name="P166" text:outline-level="3"><text:bookmark-start text:name="__RefHeading__3225_1169646922"/><text:span text:style-name="T118">5</text:span>.<text:span text:style-name="T99">3</text:span>.<text:span text:style-name="T99">2</text:span> – Procedure<text:bookmark-end text:name="__RefHeading__3225_1169646922"/></text:h>
      <text:p text:style-name="P124">To be able to notice the overhead difference between the newly modified frame and the old one, the clients needs to send a minimal amount of segments. So rather then using the ping-pongs, each client will send a String of 256 random caracters.</text:p>
      <text:h text:style-name="P167" text:outline-level="3"><text:bookmark-start text:name="__RefHeading__3227_1169646922"/><text:span text:style-name="T118">5</text:span>.<text:span text:style-name="T99">3</text:span>.3 – Application code<text:bookmark-end text:name="__RefHeading__3227_1169646922"/></text:h>
      <text:h text:style-name="Heading_20_1" text:outline-level="1"><text:bookmark-start text:name="__RefHeading__3195_1169646922"/><text:span text:style-name="T118">6</text:span> – Results<text:bookmark-end text:name="__RefHeading__3195_1169646922"/></text:h>
      <text:h text:style-name="Heading_20_1" text:outline-level="1"><text:bookmark-start text:name="__RefHeading__3197_1169646922"/><text:span text:style-name="T118">7</text:span> - Discussion<text:bookmark-end text:name="__RefHeading__3197_1169646922"/></text:h>
      <text:h text:style-name="P151" text:outline-level="1"><text:bookmark-start text:name="__RefHeading__3199_1169646922"/><text:span text:style-name="T118">8</text:span> – Conclusion<text:bookmark-end text:name="__RefHeading__3199_1169646922"/></text:h>
      <text:p text:style-name="Text_20_body"/>
      <text:list xml:id="list8333803602716741955" text:style-name="L2">
        <text:list-item>
          <text:p text:style-name="P149"><text:soft-page-break/><text:span text:style-name="T2">F</text:span>uture work</text:p>
        </text:list-item>
        <text:list-item>
          <text:p text:style-name="P150">Future potential</text:p>
        </text:list-item>
      </text:list>
      <text:p text:style-name="P4"/>
      <text:p text:style-name="P1"/>
      <text:p text:style-name="P77"/>
      <text:p text:style-name="P78"/>
      <text:p text:style-name="P78"/>
      <text:p text:style-name="P78"/>
      <text:p text:style-name="P7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meta:initial-creator>
    <meta:creation-date>2014-05-21T10:32:40.351123752</meta:creation-date>
    <dc:date>2014-07-17T21:04:14.921969669</dc:date>
    <dc:creator>gabriel </dc:creator>
    <meta:editing-duration>P5DT15H7M28S</meta:editing-duration>
    <meta:editing-cycles>44</meta:editing-cycles>
    <meta:generator>LibreOffice/4.2.4.2$Linux_X86_64 LibreOffice_project/420m0$Build-2</meta:generator>
    <meta:document-statistic meta:table-count="0" meta:image-count="0" meta:object-count="0" meta:page-count="16" meta:paragraph-count="241" meta:word-count="4874" meta:character-count="31729" meta:non-whitespace-character-count="26854"/>
  </office:meta>
</office:document-meta>
</file>